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t_301-350_20" table:style-name="ta1">
        <table:shapes>
          <draw:frame draw:z-index="0" draw:style-name="gr1" draw:text-style-name="P1" svg:width="453.37pt" svg:height="255.26pt" svg:x="69.11pt" svg:y="402.8pt">
            <loext:p draw:notify-on-update-of-ranges="'data_t_301-350_20'.A22:'data_t_301-350_20'.A22 'data_t_301-350_20'.B22:'data_t_301-350_20'.V22 'data_t_301-350_20'.A23:'data_t_301-350_20'.A23 'data_t_301-350_20'.B23:'data_t_301-350_20'.V23 'data_t_301-350_20'.A24:'data_t_301-350_20'.A24 'data_t_301-350_20'.B24:'data_t_301-350_20'.V24 'data_t_301-350_20'.A25:'data_t_301-350_20'.A25 'data_t_301-350_20'.B25:'data_t_301-350_20'.V25 'data_t_301-350_20'.A26:'data_t_301-350_20'.A26 'data_t_301-350_20'.B26:'data_t_301-350_20'.V26 'data_t_301-350_20'.A27:'data_t_301-350_20'.A27 'data_t_301-350_20'.B27:'data_t_301-350_20'.V27 'data_t_301-350_20'.A28:'data_t_301-350_20'.A28 'data_t_301-350_20'.B28:'data_t_301-350_20'.V28 'data_t_301-350_20'.A29:'data_t_301-350_20'.A29 'data_t_301-350_20'.B29:'data_t_301-350_20'.V29 'data_t_301-350_20'.A30:'data_t_301-350_20'.A30 'data_t_301-350_20'.B30:'data_t_301-350_20'.V30 'data_t_301-350_20'.A31:'data_t_301-350_20'.A31 'data_t_301-350_20'.B31:'data_t_301-350_20'.V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/>
          <table:table-cell table:number-columns-repeated="20" office:value-type="string" calcext:value-type="string">
            <text:p>indri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/>
          <table:table-cell table:number-columns-repeated="4" office:value-type="float" office:value="49" calcext:value-type="float">
            <text:p>49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10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/>
          <table:table-cell office:value-type="float" office:value="44950" calcext:value-type="float">
            <text:p>44950</text:p>
          </table:table-cell>
          <table:table-cell office:value-type="float" office:value="45241" calcext:value-type="float">
            <text:p>45241</text:p>
          </table:table-cell>
          <table:table-cell office:value-type="float" office:value="46229" calcext:value-type="float">
            <text:p>46229</text:p>
          </table:table-cell>
          <table:table-cell office:value-type="float" office:value="46799" calcext:value-type="float">
            <text:p>46799</text:p>
          </table:table-cell>
          <table:table-cell table:number-columns-repeated="5" office:value-type="float" office:value="45799" calcext:value-type="float">
            <text:p>45799</text:p>
          </table:table-cell>
          <table:table-cell table:number-columns-repeated="10" office:value-type="float" office:value="44799" calcext:value-type="float">
            <text:p>44799</text:p>
          </table:table-cell>
          <table:table-cell office:value-type="float" office:value="43799" calcext:value-type="float">
            <text:p>4379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/>
          <table:table-cell table:number-columns-repeated="4" office:value-type="float" office:value="4601" calcext:value-type="float">
            <text:p>4601</text:p>
          </table:table-cell>
          <table:table-cell table:number-columns-repeated="5" office:value-type="float" office:value="4473" calcext:value-type="float">
            <text:p>4473</text:p>
          </table:table-cell>
          <table:table-cell table:number-columns-repeated="10" office:value-type="float" office:value="4467" calcext:value-type="float">
            <text:p>4467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/>
          <table:table-cell office:value-type="float" office:value="2059" calcext:value-type="float">
            <text:p>2059</text:p>
          </table:table-cell>
          <table:table-cell office:value-type="float" office:value="1989" calcext:value-type="float">
            <text:p>1989</text:p>
          </table:table-cell>
          <table:table-cell office:value-type="float" office:value="2005" calcext:value-type="float">
            <text:p>2005</text:p>
          </table:table-cell>
          <table:table-cell office:value-type="float" office:value="1962" calcext:value-type="float">
            <text:p>1962</text:p>
          </table:table-cell>
          <table:table-cell office:value-type="float" office:value="1924" calcext:value-type="float">
            <text:p>1924</text:p>
          </table:table-cell>
          <table:table-cell office:value-type="float" office:value="1917" calcext:value-type="float">
            <text:p>1917</text:p>
          </table:table-cell>
          <table:table-cell office:value-type="float" office:value="1922" calcext:value-type="float">
            <text:p>1922</text:p>
          </table:table-cell>
          <table:table-cell office:value-type="float" office:value="1921" calcext:value-type="float">
            <text:p>1921</text:p>
          </table:table-cell>
          <table:table-cell office:value-type="float" office:value="1939" calcext:value-type="float">
            <text:p>1939</text:p>
          </table:table-cell>
          <table:table-cell office:value-type="float" office:value="1937" calcext:value-type="float">
            <text:p>1937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float" office:value="1953" calcext:value-type="float">
            <text:p>1953</text:p>
          </table:table-cell>
          <table:table-cell office:value-type="float" office:value="1968" calcext:value-type="float">
            <text:p>1968</text:p>
          </table:table-cell>
          <table:table-cell office:value-type="float" office:value="1977" calcext:value-type="float">
            <text:p>1977</text:p>
          </table:table-cell>
          <table:table-cell office:value-type="float" office:value="1981" calcext:value-type="float">
            <text:p>1981</text:p>
          </table:table-cell>
          <table:table-cell office:value-type="float" office:value="1991" calcext:value-type="float">
            <text:p>1991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/>
          <table:table-cell office:value-type="float" office:value="0.2046" calcext:value-type="float">
            <text:p>0.2046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14" calcext:value-type="float">
            <text:p>0.2114</text:p>
          </table:table-cell>
          <table:table-cell table:number-columns-repeated="2" office:value-type="float" office:value="0.2125" calcext:value-type="float">
            <text:p>0.212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22" calcext:value-type="float">
            <text:p>0.22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2145" calcext:value-type="float">
            <text:p>0.2145</text:p>
          </table:table-cell>
        </table:table-row>
        <table:table-row table:style-name="ro1">
          <table:table-cell office:value-type="string" calcext:value-type="string">
            <text:p>gm_map <text:s text:c="15"/></text:p>
          </table:table-cell>
          <table:table-cell/>
          <table:table-cell office:value-type="float" office:value="0.083" calcext:value-type="float">
            <text:p>0.083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745" calcext:value-type="float">
            <text:p>0.0745</text:p>
          </table:table-cell>
        </table:table-row>
        <table:table-row table:style-name="ro1">
          <table:table-cell office:value-type="string" calcext:value-type="string">
            <text:p>Rprec <text:s text:c="16"/></text:p>
          </table:table-cell>
          <table:table-cell/>
          <table:table-cell office:value-type="float" office:value="0.2478" calcext:value-type="float">
            <text:p>0.247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26" calcext:value-type="float">
            <text:p>0.26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2714" calcext:value-type="float">
            <text:p>0.2714</text:p>
          </table:table-cell>
          <table:table-cell table:number-columns-repeated="2" office:value-type="float" office:value="0.2697" calcext:value-type="float">
            <text:p>0.2697</text:p>
          </table:table-cell>
          <table:table-cell office:value-type="float" office:value="0.2657" calcext:value-type="float">
            <text:p>0.2657</text:p>
          </table:table-cell>
        </table:table-row>
        <table:table-row table:style-name="ro1">
          <table:table-cell office:value-type="string" calcext:value-type="string">
            <text:p>bpref <text:s text:c="16"/></text:p>
          </table:table-cell>
          <table:table-cell/>
          <table:table-cell office:value-type="float" office:value="0.2382" calcext:value-type="float">
            <text:p>0.2382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2512" calcext:value-type="float">
            <text:p>0.2512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/>
          <table:table-cell office:value-type="float" office:value="0.6784" calcext:value-type="float">
            <text:p>0.6784</text:p>
          </table:table-cell>
          <table:table-cell office:value-type="float" office:value="0.6546" calcext:value-type="float">
            <text:p>0.6546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6853" calcext:value-type="float">
            <text:p>0.6853</text:p>
          </table:table-cell>
          <table:table-cell office:value-type="float" office:value="0.6893" calcext:value-type="float">
            <text:p>0.6893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6881" calcext:value-type="float">
            <text:p>0.6881</text:p>
          </table:table-cell>
          <table:table-cell office:value-type="float" office:value="0.6884" calcext:value-type="float">
            <text:p>0.6884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862" calcext:value-type="float">
            <text:p>0.6862</text:p>
          </table:table-cell>
          <table:table-cell office:value-type="float" office:value="0.6978" calcext:value-type="float">
            <text:p>0.6978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874" calcext:value-type="float">
            <text:p>0.687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/>
          <table:table-cell office:value-type="float" office:value="0.7117" calcext:value-type="float">
            <text:p>0.7117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441" calcext:value-type="float">
            <text:p>0.6441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6733" calcext:value-type="float">
            <text:p>0.673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4" calcext:value-type="float">
            <text:p>0.674</text:p>
          </table:table-cell>
          <table:table-cell office:value-type="float" office:value="0.6959" calcext:value-type="float">
            <text:p>0.6959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719" calcext:value-type="float">
            <text:p>0.719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/>
          <table:table-cell office:value-type="float" office:value="0.4928" calcext:value-type="float">
            <text:p>0.4928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464" calcext:value-type="float">
            <text:p>0.464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547" calcext:value-type="float">
            <text:p>0.4547</text:p>
          </table:table-cell>
          <table:table-cell office:value-type="float" office:value="0.4603" calcext:value-type="float">
            <text:p>0.4603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33" calcext:value-type="float">
            <text:p>0.4733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4809" calcext:value-type="float">
            <text:p>0.4809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/>
          <table:table-cell office:value-type="float" office:value="0.3529" calcext:value-type="float">
            <text:p>0.3529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64" calcext:value-type="float">
            <text:p>0.346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3564" calcext:value-type="float">
            <text:p>0.3564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3652" calcext:value-type="float">
            <text:p>0.3652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/>
          <table:table-cell office:value-type="float" office:value="0.2644" calcext:value-type="float">
            <text:p>0.2644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24" calcext:value-type="float">
            <text:p>0.2924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/>
          <table:table-cell office:value-type="float" office:value="0.2215" calcext:value-type="float">
            <text:p>0.221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2496" calcext:value-type="float">
            <text:p>0.2496</text:p>
          </table:table-cell>
          <table:table-cell table:number-columns-repeated="2" office:value-type="float" office:value="0.2503" calcext:value-type="float">
            <text:p>0.2503</text:p>
          </table:table-cell>
          <table:table-cell table:number-columns-repeated="2" office:value-type="float" office:value="0.2542" calcext:value-type="float">
            <text:p>0.2542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2515" calcext:value-type="float">
            <text:p>0.251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/>
          <table:table-cell office:value-type="float" office:value="0.1759" calcext:value-type="float">
            <text:p>0.1759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2007" calcext:value-type="float">
            <text:p>0.2007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2099" calcext:value-type="float">
            <text:p>0.2099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2108" calcext:value-type="float">
            <text:p>0.2108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/>
          <table:table-cell office:value-type="float" office:value="0.1323" calcext:value-type="float">
            <text:p>0.1323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1478" calcext:value-type="float">
            <text:p>0.1478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/>
          <table:table-cell office:value-type="float" office:value="0.1031" calcext:value-type="float">
            <text:p>0.103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1258" calcext:value-type="float">
            <text:p>0.1258</text:p>
          </table:table-cell>
          <table:table-cell table:number-columns-repeated="2" office:value-type="float" office:value="0.1249" calcext:value-type="float">
            <text:p>0.1249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1183" calcext:value-type="float">
            <text:p>0.1183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/>
          <table:table-cell office:value-type="float" office:value="0.0384" calcext:value-type="float">
            <text:p>0.0384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421" calcext:value-type="float">
            <text:p>0.0421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28" calcext:value-type="float">
            <text:p>0.0528</text:p>
          </table:table-cell>
          <table:table-cell table:number-columns-repeated="2" office:value-type="float" office:value="0.0529" calcext:value-type="float">
            <text:p>0.0529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/>
          <table:table-cell office:value-type="float" office:value="0.0274" calcext:value-type="float">
            <text:p>0.027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77" calcext:value-type="float">
            <text:p>0.0277</text:p>
          </table:table-cell>
          <table:table-cell table:number-columns-repeated="2" office:value-type="float" office:value="0.0292" calcext:value-type="float">
            <text:p>0.0292</text:p>
          </table:table-cell>
          <table:table-cell office:value-type="float" office:value="0.0289" calcext:value-type="float">
            <text:p>0.0289</text:p>
          </table:table-cell>
          <table:table-cell table:number-columns-repeated="2" office:value-type="float" office:value="0.0293" calcext:value-type="float">
            <text:p>0.0293</text:p>
          </table:table-cell>
          <table:table-cell table:number-columns-repeated="2" office:value-type="float" office:value="0.0292" calcext:value-type="float">
            <text:p>0.029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293" calcext:value-type="float">
            <text:p>0.0293</text:p>
          </table:table-cell>
          <table:table-cell table:number-columns-repeated="2" office:value-type="float" office:value="0.0294" calcext:value-type="float">
            <text:p>0.0294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string" calcext:value-type="string">
            <text:p>iprec_at_recall_1.00</text:p>
          </table:table-cell>
          <table:table-cell/>
          <table:table-cell office:value-type="float" office:value="0.021" calcext:value-type="float">
            <text:p>0.021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04" calcext:value-type="float">
            <text:p>0.0204</text:p>
          </table:table-cell>
          <table:table-cell table:number-columns-repeated="2" office:value-type="float" office:value="0.0206" calcext:value-type="float">
            <text:p>0.020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206" calcext:value-type="float">
            <text:p>0.0206</text:p>
          </table:table-cell>
          <table:table-cell table:number-columns-repeated="5" office:value-type="float" office:value="0.0208" calcext:value-type="float">
            <text:p>0.0208</text:p>
          </table:table-cell>
          <table:table-cell table:number-columns-repeated="3" office:value-type="float" office:value="0.0209" calcext:value-type="float">
            <text:p>0.020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P_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4122" calcext:value-type="float">
            <text:p>0.412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425" calcext:value-type="float">
            <text:p>0.425</text:p>
          </table:table-cell>
          <table:table-cell table:number-columns-repeated="3" office:value-type="float" office:value="0.4298" calcext:value-type="float">
            <text:p>0.4298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298" calcext:value-type="float">
            <text:p>0.4298</text:p>
          </table:table-cell>
          <table:table-cell table:number-columns-repeated="2" office:value-type="float" office:value="0.434" calcext:value-type="float">
            <text:p>0.434</text:p>
          </table:table-cell>
          <table:table-cell office:value-type="float" office:value="0.4426" calcext:value-type="float">
            <text:p>0.4426</text:p>
          </table:table-cell>
          <table:table-cell office:value-type="float" office:value="0.4391" calcext:value-type="float">
            <text:p>0.4391</text:p>
          </table:table-cell>
        </table:table-row>
        <table:table-row table:style-name="ro1">
          <table:table-cell table:style-name="ce1" office:value-type="string" calcext:value-type="string">
            <text:p>P_10 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854" calcext:value-type="float">
            <text:p>0.3854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79" calcext:value-type="float">
            <text:p>0.3979</text:p>
          </table:table-cell>
          <table:table-cell table:number-columns-repeated="2" office:value-type="float" office:value="0.4085" calcext:value-type="float">
            <text:p>0.4085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043" calcext:value-type="float">
            <text:p>0.4043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4022" calcext:value-type="float">
            <text:p>0.4022</text:p>
          </table:table-cell>
        </table:table-row>
        <table:table-row table:style-name="ro1">
          <table:table-cell table:style-name="ce1" office:value-type="string" calcext:value-type="string">
            <text:p>P_15 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528" calcext:value-type="float">
            <text:p>0.352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35" calcext:value-type="float">
            <text:p>0.3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366" calcext:value-type="float">
            <text:p>0.366</text:p>
          </table:table-cell>
          <table:table-cell table:number-columns-repeated="2" office:value-type="float" office:value="0.3688" calcext:value-type="float">
            <text:p>0.3688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773" calcext:value-type="float">
            <text:p>0.3773</text:p>
          </table:table-cell>
          <table:table-cell table:number-columns-repeated="2" office:value-type="float" office:value="0.3816" calcext:value-type="float">
            <text:p>0.3816</text:p>
          </table:table-cell>
          <table:table-cell office:value-type="float" office:value="0.3768" calcext:value-type="float">
            <text:p>0.3768</text:p>
          </table:table-cell>
        </table:table-row>
        <table:table-row table:style-name="ro1">
          <table:table-cell table:style-name="ce1" office:value-type="string" calcext:value-type="string">
            <text:p>P_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47" calcext:value-type="float">
            <text:p>0.3347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3323" calcext:value-type="float">
            <text:p>0.3323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3383" calcext:value-type="float">
            <text:p>0.3383</text:p>
          </table:table-cell>
          <table:table-cell table:number-columns-repeated="2" office:value-type="float" office:value="0.3426" calcext:value-type="float">
            <text:p>0.3426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3426" calcext:value-type="float">
            <text:p>0.3426</text:p>
          </table:table-cell>
          <table:table-cell table:number-columns-repeated="2" office:value-type="float" office:value="0.3447" calcext:value-type="float">
            <text:p>0.3447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table:style-name="ce1" office:value-type="string" calcext:value-type="string">
            <text:p>P_30 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785" calcext:value-type="float">
            <text:p>0.2785</text:p>
          </table:table-cell>
          <table:table-cell table:number-columns-repeated="2" office:value-type="float" office:value="0.2792" calcext:value-type="float">
            <text:p>0.2792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57" calcext:value-type="float">
            <text:p>0.2957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3014" calcext:value-type="float">
            <text:p>0.3014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2957" calcext:value-type="float">
            <text:p>0.2957</text:p>
          </table:table-cell>
        </table:table-row>
        <table:table-row table:style-name="ro1">
          <table:table-cell table:style-name="ce1" office:value-type="string" calcext:value-type="string">
            <text:p>P_100 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692" calcext:value-type="float">
            <text:p>0.1692</text:p>
          </table:table-cell>
          <table:table-cell table:number-columns-repeated="2" office:value-type="float" office:value="0.1729" calcext:value-type="float">
            <text:p>0.1729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1774" calcext:value-type="float">
            <text:p>0.1774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1793" calcext:value-type="float">
            <text:p>0.1793</text:p>
          </table:table-cell>
        </table:table-row>
        <table:table-row table:style-name="ro1">
          <table:table-cell table:style-name="ce1" office:value-type="string" calcext:value-type="string">
            <text:p>P_200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table:style-name="ce1" office:value-type="string" calcext:value-type="string">
            <text:p>P_50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674" calcext:value-type="float">
            <text:p>0.0674</text:p>
          </table:table-cell>
          <table:table-cell table:number-columns-repeated="2" office:value-type="float" office:value="0.0672" calcext:value-type="float">
            <text:p>0.0672</text:p>
          </table:table-cell>
          <table:table-cell office:value-type="float" office:value="0.0679" calcext:value-type="float">
            <text:p>0.0679</text:p>
          </table:table-cell>
          <table:table-cell table:number-columns-repeated="2" office:value-type="float" office:value="0.0683" calcext:value-type="float">
            <text:p>0.0683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0683" calcext:value-type="float">
            <text:p>0.0683</text:p>
          </table:table-cell>
        </table:table-row>
        <table:table-row table:style-name="ro1">
          <table:table-cell table:style-name="ce1" office:value-type="string" calcext:value-type="string">
            <text:p>P_1000 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" calcext:value-type="float">
            <text:p>0.04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399" calcext:value-type="float">
            <text:p>0.0399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412" calcext:value-type="float">
            <text:p>0.0412</text:p>
          </table:table-cell>
          <table:table-cell table:number-columns-repeated="2" office:value-type="float" office:value="0.0411" calcext:value-type="float">
            <text:p>0.0411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419" calcext:value-type="float">
            <text:p>0.0419</text:p>
          </table:table-cell>
          <table:table-cell table:number-columns-repeated="2" office:value-type="float" office:value="0.0421" calcext:value-type="float">
            <text:p>0.0421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424" calcext:value-type="float">
            <text:p>0.0424</text:p>
          </table:table-cell>
        </table:table-row>
      </table:table>
      <table:table table:name="data_t_351-400_20" table:style-name="ta1">
        <table:shapes>
          <draw:frame draw:z-index="0" draw:style-name="gr1" draw:text-style-name="P1" svg:width="453.4pt" svg:height="255.26pt" svg:x="65.99pt" svg:y="406.57pt">
            <loext:p draw:notify-on-update-of-ranges="'data_t_351-400_20'.B22:'data_t_351-400_20'.V22 'data_t_351-400_20'.A23:'data_t_351-400_20'.A23 'data_t_351-400_20'.B23:'data_t_351-400_20'.V23 'data_t_351-400_20'.A24:'data_t_351-400_20'.A24 'data_t_351-400_20'.B24:'data_t_351-400_20'.V24 'data_t_351-400_20'.A25:'data_t_351-400_20'.A25 'data_t_351-400_20'.B25:'data_t_351-400_20'.V25 'data_t_351-400_20'.A26:'data_t_351-400_20'.A26 'data_t_351-400_20'.B26:'data_t_351-400_20'.V26 'data_t_351-400_20'.A27:'data_t_351-400_20'.A27 'data_t_351-400_20'.B27:'data_t_351-400_20'.V27 'data_t_351-400_20'.A28:'data_t_351-400_20'.A28 'data_t_351-400_20'.B28:'data_t_351-400_20'.V28 'data_t_351-400_20'.A29:'data_t_351-400_20'.A29 'data_t_351-400_20'.B29:'data_t_351-400_20'.V29 'data_t_351-400_20'.A30:'data_t_351-400_20'.A30 'data_t_351-400_20'.B30:'data_t_351-400_20'.V30 'data_t_351-400_20'.A31:'data_t_351-400_20'.A31 'data_t_351-400_20'.B31:'data_t_351-400_20'.V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/>
          <table:table-cell table:number-columns-repeated="20" office:value-type="string" calcext:value-type="string">
            <text:p>indri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18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/>
          <table:table-cell office:value-type="float" office:value="47305" calcext:value-type="float">
            <text:p>47305</text:p>
          </table:table-cell>
          <table:table-cell office:value-type="float" office:value="48464" calcext:value-type="float">
            <text:p>48464</text:p>
          </table:table-cell>
          <table:table-cell office:value-type="float" office:value="47518" calcext:value-type="float">
            <text:p>47518</text:p>
          </table:table-cell>
          <table:table-cell table:number-columns-repeated="17" office:value-type="float" office:value="48185" calcext:value-type="float">
            <text:p>4818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/>
          <table:table-cell table:number-columns-repeated="2" office:value-type="float" office:value="4674" calcext:value-type="float">
            <text:p>4674</text:p>
          </table:table-cell>
          <table:table-cell table:number-columns-repeated="18" office:value-type="float" office:value="4657" calcext:value-type="float">
            <text:p>465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/>
          <table:table-cell office:value-type="float" office:value="2337" calcext:value-type="float">
            <text:p>2337</text:p>
          </table:table-cell>
          <table:table-cell office:value-type="float" office:value="2424" calcext:value-type="float">
            <text:p>2424</text:p>
          </table:table-cell>
          <table:table-cell office:value-type="float" office:value="2422" calcext:value-type="float">
            <text:p>2422</text:p>
          </table:table-cell>
          <table:table-cell office:value-type="float" office:value="2453" calcext:value-type="float">
            <text:p>2453</text:p>
          </table:table-cell>
          <table:table-cell office:value-type="float" office:value="2447" calcext:value-type="float">
            <text:p>2447</text:p>
          </table:table-cell>
          <table:table-cell office:value-type="float" office:value="2425" calcext:value-type="float">
            <text:p>2425</text:p>
          </table:table-cell>
          <table:table-cell office:value-type="float" office:value="2394" calcext:value-type="float">
            <text:p>2394</text:p>
          </table:table-cell>
          <table:table-cell office:value-type="float" office:value="2373" calcext:value-type="float">
            <text:p>237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353" calcext:value-type="float">
            <text:p>2353</text:p>
          </table:table-cell>
          <table:table-cell office:value-type="float" office:value="2338" calcext:value-type="float">
            <text:p>2338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2335" calcext:value-type="float">
            <text:p>2335</text:p>
          </table:table-cell>
          <table:table-cell office:value-type="float" office:value="2329" calcext:value-type="float">
            <text:p>2329</text:p>
          </table:table-cell>
          <table:table-cell office:value-type="float" office:value="2328" calcext:value-type="float">
            <text:p>2328</text:p>
          </table:table-cell>
          <table:table-cell office:value-type="float" office:value="2327" calcext:value-type="float">
            <text:p>2327</text:p>
          </table:table-cell>
          <table:table-cell table:number-columns-repeated="2"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/>
          <table:table-cell office:value-type="float" office:value="0.1915" calcext:value-type="float">
            <text:p>0.1915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2042" calcext:value-type="float">
            <text:p>0.2042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2007" calcext:value-type="float">
            <text:p>0.2007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1998" calcext:value-type="float">
            <text:p>0.1998</text:p>
          </table:table-cell>
        </table:table-row>
        <table:table-row table:style-name="ro1">
          <table:table-cell office:value-type="string" calcext:value-type="string">
            <text:p>gm_map <text:s text:c="15"/></text:p>
          </table:table-cell>
          <table:table-cell/>
          <table:table-cell office:value-type="float" office:value="0.0953" calcext:value-type="float">
            <text:p>0.0953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" calcext:value-type="float">
            <text:p>0.1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983" calcext:value-type="float">
            <text:p>0.0983</text:p>
          </table:table-cell>
        </table:table-row>
        <table:table-row table:style-name="ro1">
          <table:table-cell office:value-type="string" calcext:value-type="string">
            <text:p>Rprec <text:s text:c="16"/></text:p>
          </table:table-cell>
          <table:table-cell/>
          <table:table-cell office:value-type="float" office:value="0.2352" calcext:value-type="float">
            <text:p>0.2352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561" calcext:value-type="float">
            <text:p>0.2561</text:p>
          </table:table-cell>
        </table:table-row>
        <table:table-row table:style-name="ro1">
          <table:table-cell office:value-type="string" calcext:value-type="string">
            <text:p>bpref <text:s text:c="16"/></text:p>
          </table:table-cell>
          <table:table-cell/>
          <table:table-cell office:value-type="float" office:value="0.2039" calcext:value-type="float">
            <text:p>0.2039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2215" calcext:value-type="float">
            <text:p>0.2215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2192" calcext:value-type="float">
            <text:p>0.2192</text:p>
          </table:table-cell>
          <table:table-cell table:number-columns-repeated="2" office:value-type="float" office:value="0.2196" calcext:value-type="float">
            <text:p>0.2196</text:p>
          </table:table-cell>
          <table:table-cell office:value-type="float" office:value="0.2187" calcext:value-type="float">
            <text:p>0.2187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/>
          <table:table-cell office:value-type="float" office:value="0.6214" calcext:value-type="float">
            <text:p>0.621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11" calcext:value-type="float">
            <text:p>0.611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6703" calcext:value-type="float">
            <text:p>0.6703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6441" calcext:value-type="float">
            <text:p>0.6441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6398" calcext:value-type="float">
            <text:p>0.6398</text:p>
          </table:table-cell>
          <table:table-cell office:value-type="float" office:value="0.6392" calcext:value-type="float">
            <text:p>0.639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/>
          <table:table-cell office:value-type="float" office:value="0.6767" calcext:value-type="float">
            <text:p>0.6767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6898" calcext:value-type="float">
            <text:p>0.6898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7028" calcext:value-type="float">
            <text:p>0.7028</text:p>
          </table:table-cell>
          <table:table-cell office:value-type="float" office:value="0.7001" calcext:value-type="float">
            <text:p>0.7001</text:p>
          </table:table-cell>
          <table:table-cell office:value-type="float" office:value="0.7007" calcext:value-type="float">
            <text:p>0.7007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7009" calcext:value-type="float">
            <text:p>0.7009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6995" calcext:value-type="float">
            <text:p>0.6995</text:p>
          </table:table-cell>
          <table:table-cell office:value-type="float" office:value="0.6926" calcext:value-type="float">
            <text:p>0.6926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/>
          <table:table-cell office:value-type="float" office:value="0.4199" calcext:value-type="float">
            <text:p>0.4199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604" calcext:value-type="float">
            <text:p>0.4604</text:p>
          </table:table-cell>
          <table:table-cell office:value-type="float" office:value="0.4723" calcext:value-type="float">
            <text:p>0.4723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4518" calcext:value-type="float">
            <text:p>0.4518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4542" calcext:value-type="float">
            <text:p>0.4542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4464" calcext:value-type="float">
            <text:p>0.4464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4486" calcext:value-type="float">
            <text:p>0.4486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4424" calcext:value-type="float">
            <text:p>0.442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/>
          <table:table-cell office:value-type="float" office:value="0.3134" calcext:value-type="float">
            <text:p>0.3134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3278" calcext:value-type="float">
            <text:p>0.3278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3377" calcext:value-type="float">
            <text:p>0.337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3348" calcext:value-type="float">
            <text:p>0.3348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3246" calcext:value-type="float">
            <text:p>0.3246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/>
          <table:table-cell office:value-type="float" office:value="0.2749" calcext:value-type="float">
            <text:p>0.2749</text:p>
          </table:table-cell>
          <table:table-cell table:number-columns-repeated="2" office:value-type="float" office:value="0.2776" calcext:value-type="float">
            <text:p>0.2776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2854" calcext:value-type="float">
            <text:p>0.2854</text:p>
          </table:table-cell>
          <table:table-cell table:number-columns-repeated="2" office:value-type="float" office:value="0.2849" calcext:value-type="float">
            <text:p>0.2849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2823" calcext:value-type="float">
            <text:p>0.2823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2759" calcext:value-type="float">
            <text:p>0.2759</text:p>
          </table:table-cell>
          <table:table-cell office:value-type="float" office:value="0.2748" calcext:value-type="float">
            <text:p>0.2748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/>
          <table:table-cell office:value-type="float" office:value="0.2067" calcext:value-type="float">
            <text:p>0.2067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54" calcext:value-type="float">
            <text:p>0.2354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2391" calcext:value-type="float">
            <text:p>0.2391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2298" calcext:value-type="float">
            <text:p>0.2298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/>
          <table:table-cell office:value-type="float" office:value="0.1655" calcext:value-type="float">
            <text:p>0.1655</text:p>
          </table:table-cell>
          <table:table-cell table:number-columns-repeated="2" office:value-type="float" office:value="0.1612" calcext:value-type="float">
            <text:p>0.1612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1736" calcext:value-type="float">
            <text:p>0.173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/>
          <table:table-cell office:value-type="float" office:value="0.1145" calcext:value-type="float">
            <text:p>0.1145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12" calcext:value-type="float">
            <text:p>0.12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207" calcext:value-type="float">
            <text:p>0.1207</text:p>
          </table:table-cell>
          <table:table-cell table:number-columns-repeated="2" office:value-type="float" office:value="0.1203" calcext:value-type="float">
            <text:p>0.1203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/>
          <table:table-cell office:value-type="float" office:value="0.0737" calcext:value-type="float">
            <text:p>0.0737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.0838" calcext:value-type="float">
            <text:p>0.0838</text:p>
          </table:table-cell>
          <table:table-cell office:value-type="float" office:value="0.0839" calcext:value-type="float">
            <text:p>0.0839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/>
          <table:table-cell office:value-type="float" office:value="0.0467" calcext:value-type="float">
            <text:p>0.0467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34" calcext:value-type="float">
            <text:p>0.0534</text:p>
          </table:table-cell>
          <table:table-cell table:number-columns-repeated="3" office:value-type="float" office:value="0.0538" calcext:value-type="float">
            <text:p>0.0538</text:p>
          </table:table-cell>
          <table:table-cell table:number-columns-repeated="2" office:value-type="float" office:value="0.0541" calcext:value-type="float">
            <text:p>0.0541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541" calcext:value-type="float">
            <text:p>0.0541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/>
          <table:table-cell office:value-type="float" office:value="0.0284" calcext:value-type="float">
            <text:p>0.0284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45" calcext:value-type="float">
            <text:p>0.0245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89" calcext:value-type="float">
            <text:p>0.0389</text:p>
          </table:table-cell>
          <table:table-cell table:number-columns-repeated="2" office:value-type="float" office:value="0.0397" calcext:value-type="float">
            <text:p>0.039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office:value-type="string" calcext:value-type="string">
            <text:p>iprec_at_recall_1.00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092" calcext:value-type="float">
            <text:p>0.009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P_5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432" calcext:value-type="float">
            <text:p>0.432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4857" calcext:value-type="float">
            <text:p>0.4857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31" calcext:value-type="float">
            <text:p>0.4531</text:p>
          </table:table-cell>
          <table:table-cell table:number-columns-repeated="2" office:value-type="float" office:value="0.4653" calcext:value-type="float">
            <text:p>0.4653</text:p>
          </table:table-cell>
          <table:table-cell office:value-type="float" office:value="0.4612" calcext:value-type="float">
            <text:p>0.4612</text:p>
          </table:table-cell>
          <table:table-cell table:number-columns-repeated="2" office:value-type="float" office:value="0.4653" calcext:value-type="float">
            <text:p>0.4653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571" calcext:value-type="float">
            <text:p>0.4571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31" calcext:value-type="float">
            <text:p>0.4531</text:p>
          </table:table-cell>
        </table:table-row>
        <table:table-row table:style-name="ro1">
          <table:table-cell table:style-name="ce1" office:value-type="string" calcext:value-type="string">
            <text:p>P_10 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4306" calcext:value-type="float">
            <text:p>0.4306</text:p>
          </table:table-cell>
          <table:table-cell table:number-columns-repeated="2" office:value-type="float" office:value="0.4327" calcext:value-type="float">
            <text:p>0.4327</text:p>
          </table:table-cell>
          <table:table-cell office:value-type="float" office:value="0.4306" calcext:value-type="float">
            <text:p>0.4306</text:p>
          </table:table-cell>
        </table:table-row>
        <table:table-row table:style-name="ro1">
          <table:table-cell table:style-name="ce1" office:value-type="string" calcext:value-type="string">
            <text:p>P_15 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85" calcext:value-type="float">
            <text:p>0.385</text:p>
          </table:table-cell>
          <table:table-cell office:value-type="float" office:value="0.4109" calcext:value-type="float">
            <text:p>0.4109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4109" calcext:value-type="float">
            <text:p>0.4109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" calcext:value-type="float">
            <text:p>0.4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4109" calcext:value-type="float">
            <text:p>0.4109</text:p>
          </table:table-cell>
          <table:table-cell table:number-columns-repeated="2" office:value-type="float" office:value="0.4082" calcext:value-type="float">
            <text:p>0.4082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4041" calcext:value-type="float">
            <text:p>0.4041</text:p>
          </table:table-cell>
        </table:table-row>
        <table:table-row table:style-name="ro1">
          <table:table-cell table:style-name="ce1" office:value-type="string" calcext:value-type="string">
            <text:p>P_20</text:p>
          </table:table-cell>
          <table:table-cell office:value-type="float" office:value="0.378" calcext:value-type="float">
            <text:p>0.37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643" calcext:value-type="float">
            <text:p>0.3643</text:p>
          </table:table-cell>
          <table:table-cell table:number-columns-repeated="2" office:value-type="float" office:value="0.3684" calcext:value-type="float">
            <text:p>0.3684</text:p>
          </table:table-cell>
          <table:table-cell table:number-columns-repeated="3" office:value-type="float" office:value="0.3735" calcext:value-type="float">
            <text:p>0.3735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735" calcext:value-type="float">
            <text:p>0.3735</text:p>
          </table:table-cell>
          <table:table-cell table:number-columns-repeated="2" office:value-type="float" office:value="0.3714" calcext:value-type="float">
            <text:p>0.3714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table:style-name="ce1" office:value-type="string" calcext:value-type="string">
            <text:p>P_30 </text:p>
          </table:table-cell>
          <table:table-cell office:value-type="float" office:value="0.3353" calcext:value-type="float">
            <text:p>0.3353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245" calcext:value-type="float">
            <text:p>0.3245</text:p>
          </table:table-cell>
          <table:table-cell table:number-columns-repeated="2" office:value-type="float" office:value="0.3279" calcext:value-type="float">
            <text:p>0.3279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3252" calcext:value-type="float">
            <text:p>0.3252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3252" calcext:value-type="float">
            <text:p>0.3252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table:style-name="ce1" office:value-type="string" calcext:value-type="string">
            <text:p>P_100 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21" calcext:value-type="float">
            <text:p>0.21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2022" calcext:value-type="float">
            <text:p>0.2022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201" calcext:value-type="float">
            <text:p>0.201</text:p>
          </table:table-cell>
          <table:table-cell table:number-columns-repeated="2" office:value-type="float" office:value="0.2006" calcext:value-type="float">
            <text:p>0.2006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2" calcext:value-type="float">
            <text:p>0.2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2" calcext:value-type="float">
            <text:p>0.2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1976" calcext:value-type="float">
            <text:p>0.1976</text:p>
          </table:table-cell>
        </table:table-row>
        <table:table-row table:style-name="ro1">
          <table:table-cell table:style-name="ce1" office:value-type="string" calcext:value-type="string">
            <text:p>P_200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1508" calcext:value-type="float">
            <text:p>0.1508</text:p>
          </table:table-cell>
          <table:table-cell table:number-columns-repeated="2" office:value-type="float" office:value="0.1499" calcext:value-type="float">
            <text:p>0.1499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1465" calcext:value-type="float">
            <text:p>0.1465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table:style-name="ce1" office:value-type="string" calcext:value-type="string">
            <text:p>P_500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09" calcext:value-type="float">
            <text:p>0.0809</text:p>
          </table:table-cell>
          <table:table-cell table:number-columns-repeated="2" office:value-type="float" office:value="0.081" calcext:value-type="float">
            <text:p>0.081</text:p>
          </table:table-cell>
        </table:table-row>
        <table:table-row table:style-name="ro1">
          <table:table-cell table:style-name="ce1" office:value-type="string" calcext:value-type="string">
            <text:p>P_1000 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83" calcext:value-type="float">
            <text:p>0.0483</text:p>
          </table:table-cell>
          <table:table-cell table:number-columns-repeated="2" office:value-type="float" office:value="0.048" calcext:value-type="float">
            <text:p>0.048</text:p>
          </table:table-cell>
          <table:table-cell table:number-columns-repeated="4" office:value-type="float" office:value="0.0477" calcext:value-type="float">
            <text:p>0.0477</text:p>
          </table:table-cell>
          <table:table-cell table:number-columns-repeated="5" office:value-type="float" office:value="0.0475" calcext:value-type="float">
            <text:p>0.0475</text:p>
          </table:table-cell>
        </table:table-row>
      </table:table>
      <table:table table:name="data_t_401-450_20" table:style-name="ta1">
        <table:shapes>
          <draw:frame draw:z-index="0" draw:style-name="gr1" draw:text-style-name="P1" svg:width="453.37pt" svg:height="255.23pt" svg:x="67.55pt" svg:y="393.79pt">
            <loext:p draw:notify-on-update-of-ranges="'data_t_401-450_20'.B22:'data_t_401-450_20'.V22 'data_t_401-450_20'.A23:'data_t_401-450_20'.A23 'data_t_401-450_20'.B23:'data_t_401-450_20'.V23 'data_t_401-450_20'.A24:'data_t_401-450_20'.A24 'data_t_401-450_20'.B24:'data_t_401-450_20'.V24 'data_t_401-450_20'.A25:'data_t_401-450_20'.A25 'data_t_401-450_20'.B25:'data_t_401-450_20'.V25 'data_t_401-450_20'.A26:'data_t_401-450_20'.A26 'data_t_401-450_20'.B26:'data_t_401-450_20'.V26 'data_t_401-450_20'.A27:'data_t_401-450_20'.A27 'data_t_401-450_20'.B27:'data_t_401-450_20'.V27 'data_t_401-450_20'.A28:'data_t_401-450_20'.A28 'data_t_401-450_20'.B28:'data_t_401-450_20'.V28 'data_t_401-450_20'.A29:'data_t_401-450_20'.A29 'data_t_401-450_20'.B29:'data_t_401-450_20'.V29 'data_t_401-450_20'.A30:'data_t_401-450_20'.A30 'data_t_401-450_20'.B30:'data_t_401-450_20'.V30 'data_t_401-450_20'.A31:'data_t_401-450_20'.A31 'data_t_401-450_20'.B31:'data_t_401-450_20'.V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/>
          <table:table-cell table:number-columns-repeated="20" office:value-type="string" calcext:value-type="string">
            <text:p>indri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/>
          <table:table-cell table:number-columns-repeated="5" office:value-type="float" office:value="50" calcext:value-type="float">
            <text:p>50</text:p>
          </table:table-cell>
          <table:table-cell table:number-columns-repeated="15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/>
          <table:table-cell table:number-columns-repeated="5" office:value-type="float" office:value="49085" calcext:value-type="float">
            <text:p>49085</text:p>
          </table:table-cell>
          <table:table-cell table:number-columns-repeated="15" office:value-type="float" office:value="48085" calcext:value-type="float">
            <text:p>4808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/>
          <table:table-cell table:number-columns-repeated="5" office:value-type="float" office:value="4728" calcext:value-type="float">
            <text:p>4728</text:p>
          </table:table-cell>
          <table:table-cell table:number-columns-repeated="15" office:value-type="float" office:value="4626" calcext:value-type="float">
            <text:p>462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2620" calcext:value-type="float">
            <text:p>2620</text:p>
          </table:table-cell>
          <table:table-cell office:value-type="float" office:value="2553" calcext:value-type="float">
            <text:p>2553</text:p>
          </table:table-cell>
          <table:table-cell office:value-type="float" office:value="2463" calcext:value-type="float">
            <text:p>2463</text:p>
          </table:table-cell>
          <table:table-cell office:value-type="float" office:value="2479" calcext:value-type="float">
            <text:p>2479</text:p>
          </table:table-cell>
          <table:table-cell office:value-type="float" office:value="2387" calcext:value-type="float">
            <text:p>2387</text:p>
          </table:table-cell>
          <table:table-cell office:value-type="float" office:value="2426" calcext:value-type="float">
            <text:p>2426</text:p>
          </table:table-cell>
          <table:table-cell office:value-type="float" office:value="2442" calcext:value-type="float">
            <text:p>2442</text:p>
          </table:table-cell>
          <table:table-cell office:value-type="float" office:value="2477" calcext:value-type="float">
            <text:p>2477</text:p>
          </table:table-cell>
          <table:table-cell office:value-type="float" office:value="2485" calcext:value-type="float">
            <text:p>2485</text:p>
          </table:table-cell>
          <table:table-cell office:value-type="float" office:value="2491" calcext:value-type="float">
            <text:p>2491</text:p>
          </table:table-cell>
          <table:table-cell office:value-type="float" office:value="2482" calcext:value-type="float">
            <text:p>2482</text:p>
          </table:table-cell>
          <table:table-cell office:value-type="float" office:value="2497" calcext:value-type="float">
            <text:p>2497</text:p>
          </table:table-cell>
          <table:table-cell office:value-type="float" office:value="2475" calcext:value-type="float">
            <text:p>2475</text:p>
          </table:table-cell>
          <table:table-cell office:value-type="float" office:value="2471" calcext:value-type="float">
            <text:p>2471</text:p>
          </table:table-cell>
          <table:table-cell office:value-type="float" office:value="2488" calcext:value-type="float">
            <text:p>2488</text:p>
          </table:table-cell>
          <table:table-cell office:value-type="float" office:value="2490" calcext:value-type="float">
            <text:p>2490</text:p>
          </table:table-cell>
          <table:table-cell office:value-type="float" office:value="2499" calcext:value-type="float">
            <text:p>2499</text:p>
          </table:table-cell>
          <table:table-cell office:value-type="float" office:value="2509" calcext:value-type="float">
            <text:p>2509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/>
          <table:table-cell office:value-type="float" office:value="0.2427" calcext:value-type="float">
            <text:p>0.2427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2493" calcext:value-type="float">
            <text:p>0.2493</text:p>
          </table:table-cell>
        </table:table-row>
        <table:table-row table:style-name="ro1">
          <table:table-cell office:value-type="string" calcext:value-type="string">
            <text:p>gm_map <text:s text:c="15"/></text:p>
          </table:table-cell>
          <table:table-cell/>
          <table:table-cell office:value-type="float" office:value="0.1322" calcext:value-type="float">
            <text:p>0.1322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3" calcext:value-type="float">
            <text:p>0.13</text:p>
          </table:table-cell>
          <table:table-cell office:value-type="float" office:value="0.1301" calcext:value-type="float">
            <text:p>0.1301</text:p>
          </table:table-cell>
        </table:table-row>
        <table:table-row table:style-name="ro1">
          <table:table-cell office:value-type="string" calcext:value-type="string">
            <text:p>Rprec <text:s text:c="16"/></text:p>
          </table:table-cell>
          <table:table-cell/>
          <table:table-cell office:value-type="float" office:value="0.2814" calcext:value-type="float">
            <text:p>0.2814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2759" calcext:value-type="float">
            <text:p>0.2759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string" calcext:value-type="string">
            <text:p>bpref <text:s text:c="16"/></text:p>
          </table:table-cell>
          <table:table-cell/>
          <table:table-cell office:value-type="float" office:value="0.2528" calcext:value-type="float">
            <text:p>0.2528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591" calcext:value-type="float">
            <text:p>0.2591</text:p>
          </table:table-cell>
          <table:table-cell table:number-columns-repeated="2" office:value-type="float" office:value="0.2596" calcext:value-type="float">
            <text:p>0.2596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/>
          <table:table-cell office:value-type="float" office:value="0.704" calcext:value-type="float">
            <text:p>0.704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927" calcext:value-type="float">
            <text:p>0.6927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6988" calcext:value-type="float">
            <text:p>0.6988</text:p>
          </table:table-cell>
          <table:table-cell office:value-type="float" office:value="0.7036" calcext:value-type="float">
            <text:p>0.7036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21" calcext:value-type="float">
            <text:p>0.7021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7213" calcext:value-type="float">
            <text:p>0.7213</text:p>
          </table:table-cell>
          <table:table-cell office:value-type="float" office:value="0.7253" calcext:value-type="float">
            <text:p>0.7253</text:p>
          </table:table-cell>
          <table:table-cell office:value-type="float" office:value="0.7217" calcext:value-type="float">
            <text:p>0.7217</text:p>
          </table:table-cell>
          <table:table-cell table:number-columns-repeated="2" office:value-type="float" office:value="0.7203" calcext:value-type="float">
            <text:p>0.720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/>
          <table:table-cell office:value-type="float" office:value="0.7426" calcext:value-type="float">
            <text:p>0.7426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7377" calcext:value-type="float">
            <text:p>0.7377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73" calcext:value-type="float">
            <text:p>0.73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7533" calcext:value-type="float">
            <text:p>0.7533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01" calcext:value-type="float">
            <text:p>0.750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/>
          <table:table-cell office:value-type="float" office:value="0.4951" calcext:value-type="float">
            <text:p>0.4951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4603" calcext:value-type="float">
            <text:p>0.4603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4857" calcext:value-type="float">
            <text:p>0.4857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4877" calcext:value-type="float">
            <text:p>0.4877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526" calcext:value-type="float">
            <text:p>0.52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/>
          <table:table-cell office:value-type="float" office:value="0.3928" calcext:value-type="float">
            <text:p>0.3928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3618" calcext:value-type="float">
            <text:p>0.3618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4037" calcext:value-type="float">
            <text:p>0.403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/>
          <table:table-cell office:value-type="float" office:value="0.322" calcext:value-type="float">
            <text:p>0.322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31" calcext:value-type="float">
            <text:p>0.31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/>
          <table:table-cell office:value-type="float" office:value="0.2437" calcext:value-type="float">
            <text:p>0.2437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2534" calcext:value-type="float">
            <text:p>0.2534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/>
          <table:table-cell office:value-type="float" office:value="0.2024" calcext:value-type="float">
            <text:p>0.2024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2046" calcext:value-type="float">
            <text:p>0.2046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14" calcext:value-type="float">
            <text:p>0.2114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2076" calcext:value-type="float">
            <text:p>0.2076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21" calcext:value-type="float">
            <text:p>0.2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11" calcext:value-type="float">
            <text:p>0.211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/>
          <table:table-cell office:value-type="float" office:value="0.1661" calcext:value-type="float">
            <text:p>0.166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1711" calcext:value-type="float">
            <text:p>0.1711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float" office:value="0.1715" calcext:value-type="float">
            <text:p>0.171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/>
          <table:table-cell office:value-type="float" office:value="0.1303" calcext:value-type="float">
            <text:p>0.1303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4" calcext:value-type="float">
            <text:p>0.1334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312" calcext:value-type="float">
            <text:p>0.1312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1328" calcext:value-type="float">
            <text:p>0.1328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/>
          <table:table-cell office:value-type="float" office:value="0.0975" calcext:value-type="float">
            <text:p>0.0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028" calcext:value-type="float">
            <text:p>0.1028</text:p>
          </table:table-cell>
          <table:table-cell table:number-columns-repeated="2" office:value-type="float" office:value="0.1027" calcext:value-type="float">
            <text:p>0.1027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11" calcext:value-type="float">
            <text:p>0.1011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/>
          <table:table-cell office:value-type="float" office:value="0.0855" calcext:value-type="float">
            <text:p>0.0855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816" calcext:value-type="float">
            <text:p>0.0816</text:p>
          </table:table-cell>
          <table:table-cell table:number-columns-repeated="2" office:value-type="float" office:value="0.0817" calcext:value-type="float">
            <text:p>0.0817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817" calcext:value-type="float">
            <text:p>0.0817</text:p>
          </table:table-cell>
        </table:table-row>
        <table:table-row table:style-name="ro1">
          <table:table-cell office:value-type="string" calcext:value-type="string">
            <text:p>iprec_at_recall_1.00</text:p>
          </table:table-cell>
          <table:table-cell/>
          <table:table-cell office:value-type="float" office:value="0.0492" calcext:value-type="float">
            <text:p>0.0492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5" calcext:value-type="float">
            <text:p>0.05</text:p>
          </table:table-cell>
          <table:table-cell office:value-type="float" office:value="0.0501" calcext:value-type="float">
            <text:p>0.0501</text:p>
          </table:table-cell>
          <table:table-cell table:number-columns-repeated="2" office:value-type="float" office:value="0.0502" calcext:value-type="float">
            <text:p>0.0502</text:p>
          </table:table-cell>
          <table:table-cell office:value-type="float" office:value="0.0503" calcext:value-type="float">
            <text:p>0.0503</text:p>
          </table:table-cell>
        </table:table-row>
        <table:table-row table:style-name="ro1"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P_5</text:p>
          </table:table-cell>
          <table:table-cell table:number-columns-repeated="2" office:value-type="float" office:value="0.472" calcext:value-type="float">
            <text:p>0.472</text:p>
          </table:table-cell>
          <table:table-cell office:value-type="float" office:value="0.468" calcext:value-type="float">
            <text:p>0.46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49" calcext:value-type="float">
            <text:p>0.449</text:p>
          </table:table-cell>
          <table:table-cell table:number-columns-repeated="2" office:value-type="float" office:value="0.4531" calcext:value-type="float">
            <text:p>0.4531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4857" calcext:value-type="float">
            <text:p>0.4857</text:p>
          </table:table-cell>
          <table:table-cell office:value-type="float" office:value="0.4816" calcext:value-type="float">
            <text:p>0.4816</text:p>
          </table:table-cell>
          <table:table-cell table:number-columns-repeated="2" office:value-type="float" office:value="0.4857" calcext:value-type="float">
            <text:p>0.4857</text:p>
          </table:table-cell>
          <table:table-cell office:value-type="float" office:value="0.4898" calcext:value-type="float">
            <text:p>0.4898</text:p>
          </table:table-cell>
          <table:table-cell office:value-type="float" office:value="0.4857" calcext:value-type="float">
            <text:p>0.4857</text:p>
          </table:table-cell>
          <table:table-cell table:number-columns-repeated="4" office:value-type="float" office:value="0.4939" calcext:value-type="float">
            <text:p>0.4939</text:p>
          </table:table-cell>
        </table:table-row>
        <table:table-row table:style-name="ro1">
          <table:table-cell table:style-name="ce1" office:value-type="string" calcext:value-type="string">
            <text:p>P_10 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2" calcext:value-type="float">
            <text:p>0.412</text:p>
          </table:table-cell>
          <table:table-cell office:value-type="float" office:value="0.4" calcext:value-type="float">
            <text:p>0.4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4347" calcext:value-type="float">
            <text:p>0.4347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449" calcext:value-type="float">
            <text:p>0.4449</text:p>
          </table:table-cell>
          <table:table-cell table:number-columns-repeated="2" office:value-type="float" office:value="0.4531" calcext:value-type="float">
            <text:p>0.4531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4592" calcext:value-type="float">
            <text:p>0.4592</text:p>
          </table:table-cell>
        </table:table-row>
        <table:table-row table:style-name="ro1">
          <table:table-cell table:style-name="ce1" office:value-type="string" calcext:value-type="string">
            <text:p>P_15 </text:p>
          </table:table-cell>
          <table:table-cell office:value-type="float" office:value="0.4173" calcext:value-type="float">
            <text:p>0.4173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23" calcext:value-type="float">
            <text:p>0.382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3891" calcext:value-type="float">
            <text:p>0.3891</text:p>
          </table:table-cell>
          <table:table-cell table:number-columns-repeated="2" office:value-type="float" office:value="0.4054" calcext:value-type="float">
            <text:p>0.4054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table:style-name="ce1" office:value-type="string" calcext:value-type="string">
            <text:p>P_20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3929" calcext:value-type="float">
            <text:p>0.3929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table:style-name="ce1" office:value-type="string" calcext:value-type="string">
            <text:p>P_30 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4" calcext:value-type="float">
            <text:p>0.314</text:p>
          </table:table-cell>
          <table:table-cell table:number-columns-repeated="2" office:value-type="float" office:value="0.3218" calcext:value-type="float">
            <text:p>0.3218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3306" calcext:value-type="float">
            <text:p>0.3306</text:p>
          </table:table-cell>
          <table:table-cell table:number-columns-repeated="2" office:value-type="float" office:value="0.3388" calcext:value-type="float">
            <text:p>0.3388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3463" calcext:value-type="float">
            <text:p>0.3463</text:p>
          </table:table-cell>
          <table:table-cell table:number-columns-repeated="2" office:value-type="float" office:value="0.349" calcext:value-type="float">
            <text:p>0.349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1">
          <table:table-cell table:style-name="ce1" office:value-type="string" calcext:value-type="string">
            <text:p>P_100 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2214" calcext:value-type="float">
            <text:p>0.2214</text:p>
          </table:table-cell>
        </table:table-row>
        <table:table-row table:style-name="ro1">
          <table:table-cell table:style-name="ce1" office:value-type="string" calcext:value-type="string">
            <text:p>P_200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441" calcext:value-type="float">
            <text:p>0.1441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1494" calcext:value-type="float">
            <text:p>0.1494</text:p>
          </table:table-cell>
        </table:table-row>
        <table:table-row table:style-name="ro1">
          <table:table-cell table:style-name="ce1" office:value-type="string" calcext:value-type="string">
            <text:p>P_500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826" calcext:value-type="float">
            <text:p>0.0826</text:p>
          </table:table-cell>
          <table:table-cell table:number-columns-repeated="2" office:value-type="float" office:value="0.0828" calcext:value-type="float">
            <text:p>0.0828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842" calcext:value-type="float">
            <text:p>0.0842</text:p>
          </table:table-cell>
        </table:table-row>
        <table:table-row table:style-name="ro1">
          <table:table-cell table:style-name="ce1" office:value-type="string" calcext:value-type="string">
            <text:p>P_1000 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504" calcext:value-type="float">
            <text:p>0.0504</text:p>
          </table:table-cell>
          <table:table-cell table:number-columns-repeated="2" office:value-type="float" office:value="0.0508" calcext:value-type="float">
            <text:p>0.05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514" calcext:value-type="float">
            <text:p>0.0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5T12:53:21.674834188</dc:date>
    <meta:editing-duration>PT8M8S</meta:editing-duration>
    <meta:editing-cycles>1</meta:editing-cycles>
    <meta:document-statistic meta:table-count="3" meta:cell-count="1983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legend chart:legend-position="end" svg:x="13.381cm" svg:y="2.211cm" style:legend-expansion="high" chart:style-name="ch2"/>
        <chart:plot-area chart:style-name="ch3" table:cell-range-address="'data_t_401-450_20'.B22:'data_t_401-450_20'.V31 'data_t_401-450_20'.A23:'data_t_401-450_20'.A31" chart:data-source-has-labels="both" svg:x="0.319cm" svg:y="0.18cm" svg:width="12.743cm" svg:height="8.645cm">
          <chartooo:coordinate-region svg:x="1.046cm" svg:y="0.38cm" svg:width="11.829cm" svg:height="7.798cm"/>
          <chart:axis chart:dimension="x" chart:name="primary-x" chart:style-name="ch4" chartooo:axis-type="auto">
            <chartooo:date-scale/>
            <chart:categories table:cell-range-address="'data_t_401-450_20'.B22:'data_t_401-450_20'.V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t_401-450_20'.B23:'data_t_401-450_20'.V23" chart:label-cell-address="'data_t_401-450_20'.A23:'data_t_401-450_20'.A23" chart:class="chart:line">
            <chart:data-point chart:repeated="21"/>
          </chart:series>
          <chart:series chart:style-name="ch7" chart:values-cell-range-address="'data_t_401-450_20'.B24:'data_t_401-450_20'.V24" chart:label-cell-address="'data_t_401-450_20'.A24:'data_t_401-450_20'.A24" chart:class="chart:line">
            <chart:data-point chart:repeated="21"/>
          </chart:series>
          <chart:series chart:style-name="ch8" chart:values-cell-range-address="'data_t_401-450_20'.B25:'data_t_401-450_20'.V25" chart:label-cell-address="'data_t_401-450_20'.A25:'data_t_401-450_20'.A25" chart:class="chart:line">
            <chart:data-point chart:repeated="21"/>
          </chart:series>
          <chart:series chart:style-name="ch9" chart:values-cell-range-address="'data_t_401-450_20'.B26:'data_t_401-450_20'.V26" chart:label-cell-address="'data_t_401-450_20'.A26:'data_t_401-450_20'.A26" chart:class="chart:line">
            <chart:data-point chart:repeated="21"/>
          </chart:series>
          <chart:series chart:style-name="ch10" chart:values-cell-range-address="'data_t_401-450_20'.B27:'data_t_401-450_20'.V27" chart:label-cell-address="'data_t_401-450_20'.A27:'data_t_401-450_20'.A27" chart:class="chart:line">
            <chart:data-point chart:repeated="21"/>
          </chart:series>
          <chart:series chart:style-name="ch11" chart:values-cell-range-address="'data_t_401-450_20'.B28:'data_t_401-450_20'.V28" chart:label-cell-address="'data_t_401-450_20'.A28:'data_t_401-450_20'.A28" chart:class="chart:line">
            <chart:data-point chart:repeated="21"/>
          </chart:series>
          <chart:series chart:style-name="ch12" chart:values-cell-range-address="'data_t_401-450_20'.B29:'data_t_401-450_20'.V29" chart:label-cell-address="'data_t_401-450_20'.A29:'data_t_401-450_20'.A29" chart:class="chart:line">
            <chart:data-point chart:repeated="21"/>
          </chart:series>
          <chart:series chart:style-name="ch13" chart:values-cell-range-address="'data_t_401-450_20'.B30:'data_t_401-450_20'.V30" chart:label-cell-address="'data_t_401-450_20'.A30:'data_t_401-450_20'.A30" chart:class="chart:line">
            <chart:data-point chart:repeated="21"/>
          </chart:series>
          <chart:series chart:style-name="ch14" chart:values-cell-range-address="'data_t_401-450_20'.B31:'data_t_401-450_20'.V31" chart:label-cell-address="'data_t_401-450_20'.A31:'data_t_401-450_20'.A31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t_401-450_20'.B22:'data_t_401-450_20'.V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t_401-450_20'.A23:'data_t_401-450_20'.A23</svg:desc>
                </draw:g>
              </table:table-cell>
              <table:table-cell office:value-type="float" office:value="0.472">
                <text:p>0.472</text:p>
                <draw:g>
                  <svg:desc>'data_t_401-450_20'.B23:'data_t_401-450_20'.V23</svg:desc>
                </draw:g>
              </table:table-cell>
              <table:table-cell office:value-type="float" office:value="0.472">
                <text:p>0.472</text:p>
              </table:table-cell>
              <table:table-cell office:value-type="float" office:value="0.468">
                <text:p>0.468</text:p>
              </table:table-cell>
              <table:table-cell office:value-type="float" office:value="0.444">
                <text:p>0.444</text:p>
              </table:table-cell>
              <table:table-cell office:value-type="float" office:value="0.436">
                <text:p>0.436</text:p>
              </table:table-cell>
              <table:table-cell office:value-type="float" office:value="0.432">
                <text:p>0.432</text:p>
              </table:table-cell>
              <table:table-cell office:value-type="float" office:value="0.4408">
                <text:p>0.4408</text:p>
              </table:table-cell>
              <table:table-cell office:value-type="float" office:value="0.449">
                <text:p>0.449</text:p>
              </table:table-cell>
              <table:table-cell office:value-type="float" office:value="0.4531">
                <text:p>0.4531</text:p>
              </table:table-cell>
              <table:table-cell office:value-type="float" office:value="0.4531">
                <text:p>0.4531</text:p>
              </table:table-cell>
              <table:table-cell office:value-type="float" office:value="0.4653">
                <text:p>0.4653</text:p>
              </table:table-cell>
              <table:table-cell office:value-type="float" office:value="0.4857">
                <text:p>0.4857</text:p>
              </table:table-cell>
              <table:table-cell office:value-type="float" office:value="0.4816">
                <text:p>0.4816</text:p>
              </table:table-cell>
              <table:table-cell office:value-type="float" office:value="0.4857">
                <text:p>0.4857</text:p>
              </table:table-cell>
              <table:table-cell office:value-type="float" office:value="0.4857">
                <text:p>0.4857</text:p>
              </table:table-cell>
              <table:table-cell office:value-type="float" office:value="0.4898">
                <text:p>0.4898</text:p>
              </table:table-cell>
              <table:table-cell office:value-type="float" office:value="0.4857">
                <text:p>0.4857</text:p>
              </table:table-cell>
              <table:table-cell office:value-type="float" office:value="0.4939">
                <text:p>0.4939</text:p>
              </table:table-cell>
              <table:table-cell office:value-type="float" office:value="0.4939">
                <text:p>0.4939</text:p>
              </table:table-cell>
              <table:table-cell office:value-type="float" office:value="0.4939">
                <text:p>0.4939</text:p>
              </table:table-cell>
              <table:table-cell office:value-type="float" office:value="0.4939">
                <text:p>0.4939</text:p>
              </table:table-cell>
            </table:table-row>
            <table:table-row>
              <table:table-cell office:value-type="string">
                <text:p>P_10 </text:p>
                <draw:g>
                  <svg:desc>'data_t_401-450_20'.A24:'data_t_401-450_20'.A24</svg:desc>
                </draw:g>
              </table:table-cell>
              <table:table-cell office:value-type="float" office:value="0.436">
                <text:p>0.436</text:p>
                <draw:g>
                  <svg:desc>'data_t_401-450_20'.B24:'data_t_401-450_20'.V24</svg:desc>
                </draw:g>
              </table:table-cell>
              <table:table-cell office:value-type="float" office:value="0.438">
                <text:p>0.438</text:p>
              </table:table-cell>
              <table:table-cell office:value-type="float" office:value="0.418">
                <text:p>0.418</text:p>
              </table:table-cell>
              <table:table-cell office:value-type="float" office:value="0.402">
                <text:p>0.402</text:p>
              </table:table-cell>
              <table:table-cell office:value-type="float" office:value="0.406">
                <text:p>0.406</text:p>
              </table:table-cell>
              <table:table-cell office:value-type="float" office:value="0.412">
                <text:p>0.412</text:p>
              </table:table-cell>
              <table:table-cell office:value-type="float" office:value="0.4">
                <text:p>0.4</text:p>
              </table:table-cell>
              <table:table-cell office:value-type="float" office:value="0.4122">
                <text:p>0.4122</text:p>
              </table:table-cell>
              <table:table-cell office:value-type="float" office:value="0.4163">
                <text:p>0.4163</text:p>
              </table:table-cell>
              <table:table-cell office:value-type="float" office:value="0.4143">
                <text:p>0.4143</text:p>
              </table:table-cell>
              <table:table-cell office:value-type="float" office:value="0.4367">
                <text:p>0.4367</text:p>
              </table:table-cell>
              <table:table-cell office:value-type="float" office:value="0.4347">
                <text:p>0.4347</text:p>
              </table:table-cell>
              <table:table-cell office:value-type="float" office:value="0.4347">
                <text:p>0.4347</text:p>
              </table:table-cell>
              <table:table-cell office:value-type="float" office:value="0.4286">
                <text:p>0.4286</text:p>
              </table:table-cell>
              <table:table-cell office:value-type="float" office:value="0.4306">
                <text:p>0.4306</text:p>
              </table:table-cell>
              <table:table-cell office:value-type="float" office:value="0.4408">
                <text:p>0.4408</text:p>
              </table:table-cell>
              <table:table-cell office:value-type="float" office:value="0.4449">
                <text:p>0.4449</text:p>
              </table:table-cell>
              <table:table-cell office:value-type="float" office:value="0.4531">
                <text:p>0.4531</text:p>
              </table:table-cell>
              <table:table-cell office:value-type="float" office:value="0.4531">
                <text:p>0.4531</text:p>
              </table:table-cell>
              <table:table-cell office:value-type="float" office:value="0.4612">
                <text:p>0.4612</text:p>
              </table:table-cell>
              <table:table-cell office:value-type="float" office:value="0.4592">
                <text:p>0.4592</text:p>
              </table:table-cell>
            </table:table-row>
            <table:table-row>
              <table:table-cell office:value-type="string">
                <text:p>P_15 </text:p>
                <draw:g>
                  <svg:desc>'data_t_401-450_20'.A25:'data_t_401-450_20'.A25</svg:desc>
                </draw:g>
              </table:table-cell>
              <table:table-cell office:value-type="float" office:value="0.4173">
                <text:p>0.4173</text:p>
                <draw:g>
                  <svg:desc>'data_t_401-450_20'.B25:'data_t_401-450_20'.V25</svg:desc>
                </draw:g>
              </table:table-cell>
              <table:table-cell office:value-type="float" office:value="0.4213">
                <text:p>0.4213</text:p>
              </table:table-cell>
              <table:table-cell office:value-type="float" office:value="0.3973">
                <text:p>0.3973</text:p>
              </table:table-cell>
              <table:table-cell office:value-type="float" office:value="0.376">
                <text:p>0.376</text:p>
              </table:table-cell>
              <table:table-cell office:value-type="float" office:value="0.3733">
                <text:p>0.3733</text:p>
              </table:table-cell>
              <table:table-cell office:value-type="float" office:value="0.364">
                <text:p>0.364</text:p>
              </table:table-cell>
              <table:table-cell office:value-type="float" office:value="0.3823">
                <text:p>0.3823</text:p>
              </table:table-cell>
              <table:table-cell office:value-type="float" office:value="0.3878">
                <text:p>0.3878</text:p>
              </table:table-cell>
              <table:table-cell office:value-type="float" office:value="0.3918">
                <text:p>0.3918</text:p>
              </table:table-cell>
              <table:table-cell office:value-type="float" office:value="0.3891">
                <text:p>0.3891</text:p>
              </table:table-cell>
              <table:table-cell office:value-type="float" office:value="0.4054">
                <text:p>0.4054</text:p>
              </table:table-cell>
              <table:table-cell office:value-type="float" office:value="0.4054">
                <text:p>0.4054</text:p>
              </table:table-cell>
              <table:table-cell office:value-type="float" office:value="0.4068">
                <text:p>0.4068</text:p>
              </table:table-cell>
              <table:table-cell office:value-type="float" office:value="0.4095">
                <text:p>0.4095</text:p>
              </table:table-cell>
              <table:table-cell office:value-type="float" office:value="0.4068">
                <text:p>0.4068</text:p>
              </table:table-cell>
              <table:table-cell office:value-type="float" office:value="0.4095">
                <text:p>0.4095</text:p>
              </table:table-cell>
              <table:table-cell office:value-type="float" office:value="0.4136">
                <text:p>0.4136</text:p>
              </table:table-cell>
              <table:table-cell office:value-type="float" office:value="0.4218">
                <text:p>0.4218</text:p>
              </table:table-cell>
              <table:table-cell office:value-type="float" office:value="0.4231">
                <text:p>0.4231</text:p>
              </table:table-cell>
              <table:table-cell office:value-type="float" office:value="0.4286">
                <text:p>0.4286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P_20</text:p>
                <draw:g>
                  <svg:desc>'data_t_401-450_20'.A26:'data_t_401-450_20'.A26</svg:desc>
                </draw:g>
              </table:table-cell>
              <table:table-cell office:value-type="float" office:value="0.392">
                <text:p>0.392</text:p>
                <draw:g>
                  <svg:desc>'data_t_401-450_20'.B26:'data_t_401-450_20'.V26</svg:desc>
                </draw:g>
              </table:table-cell>
              <table:table-cell office:value-type="float" office:value="0.393">
                <text:p>0.393</text:p>
              </table:table-cell>
              <table:table-cell office:value-type="float" office:value="0.376">
                <text:p>0.376</text:p>
              </table:table-cell>
              <table:table-cell office:value-type="float" office:value="0.357">
                <text:p>0.357</text:p>
              </table:table-cell>
              <table:table-cell office:value-type="float" office:value="0.345">
                <text:p>0.345</text:p>
              </table:table-cell>
              <table:table-cell office:value-type="float" office:value="0.344">
                <text:p>0.344</text:p>
              </table:table-cell>
              <table:table-cell office:value-type="float" office:value="0.352">
                <text:p>0.352</text:p>
              </table:table-cell>
              <table:table-cell office:value-type="float" office:value="0.3633">
                <text:p>0.3633</text:p>
              </table:table-cell>
              <table:table-cell office:value-type="float" office:value="0.3684">
                <text:p>0.3684</text:p>
              </table:table-cell>
              <table:table-cell office:value-type="float" office:value="0.3653">
                <text:p>0.3653</text:p>
              </table:table-cell>
              <table:table-cell office:value-type="float" office:value="0.3765">
                <text:p>0.3765</text:p>
              </table:table-cell>
              <table:table-cell office:value-type="float" office:value="0.3806">
                <text:p>0.3806</text:p>
              </table:table-cell>
              <table:table-cell office:value-type="float" office:value="0.3786">
                <text:p>0.3786</text:p>
              </table:table-cell>
              <table:table-cell office:value-type="float" office:value="0.3796">
                <text:p>0.3796</text:p>
              </table:table-cell>
              <table:table-cell office:value-type="float" office:value="0.3816">
                <text:p>0.3816</text:p>
              </table:table-cell>
              <table:table-cell office:value-type="float" office:value="0.3857">
                <text:p>0.3857</text:p>
              </table:table-cell>
              <table:table-cell office:value-type="float" office:value="0.3888">
                <text:p>0.3888</text:p>
              </table:table-cell>
              <table:table-cell office:value-type="float" office:value="0.3929">
                <text:p>0.3929</text:p>
              </table:table-cell>
              <table:table-cell office:value-type="float" office:value="0.3939">
                <text:p>0.3939</text:p>
              </table:table-cell>
              <table:table-cell office:value-type="float" office:value="0.398">
                <text:p>0.398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P_30 </text:p>
                <draw:g>
                  <svg:desc>'data_t_401-450_20'.A27:'data_t_401-450_20'.A27</svg:desc>
                </draw:g>
              </table:table-cell>
              <table:table-cell office:value-type="float" office:value="0.348">
                <text:p>0.348</text:p>
                <draw:g>
                  <svg:desc>'data_t_401-450_20'.B27:'data_t_401-450_20'.V27</svg:desc>
                </draw:g>
              </table:table-cell>
              <table:table-cell office:value-type="float" office:value="0.342">
                <text:p>0.342</text:p>
              </table:table-cell>
              <table:table-cell office:value-type="float" office:value="0.3333">
                <text:p>0.3333</text:p>
              </table:table-cell>
              <table:table-cell office:value-type="float" office:value="0.312">
                <text:p>0.312</text:p>
              </table:table-cell>
              <table:table-cell office:value-type="float" office:value="0.316">
                <text:p>0.316</text:p>
              </table:table-cell>
              <table:table-cell office:value-type="float" office:value="0.314">
                <text:p>0.314</text:p>
              </table:table-cell>
              <table:table-cell office:value-type="float" office:value="0.3218">
                <text:p>0.3218</text:p>
              </table:table-cell>
              <table:table-cell office:value-type="float" office:value="0.3218">
                <text:p>0.3218</text:p>
              </table:table-cell>
              <table:table-cell office:value-type="float" office:value="0.3299">
                <text:p>0.3299</text:p>
              </table:table-cell>
              <table:table-cell office:value-type="float" office:value="0.3306">
                <text:p>0.3306</text:p>
              </table:table-cell>
              <table:table-cell office:value-type="float" office:value="0.3388">
                <text:p>0.3388</text:p>
              </table:table-cell>
              <table:table-cell office:value-type="float" office:value="0.3388">
                <text:p>0.3388</text:p>
              </table:table-cell>
              <table:table-cell office:value-type="float" office:value="0.3422">
                <text:p>0.3422</text:p>
              </table:table-cell>
              <table:table-cell office:value-type="float" office:value="0.3463">
                <text:p>0.3463</text:p>
              </table:table-cell>
              <table:table-cell office:value-type="float" office:value="0.349">
                <text:p>0.349</text:p>
              </table:table-cell>
              <table:table-cell office:value-type="float" office:value="0.349">
                <text:p>0.349</text:p>
              </table:table-cell>
              <table:table-cell office:value-type="float" office:value="0.3517">
                <text:p>0.3517</text:p>
              </table:table-cell>
              <table:table-cell office:value-type="float" office:value="0.3531">
                <text:p>0.3531</text:p>
              </table:table-cell>
              <table:table-cell office:value-type="float" office:value="0.3571">
                <text:p>0.3571</text:p>
              </table:table-cell>
              <table:table-cell office:value-type="float" office:value="0.3578">
                <text:p>0.3578</text:p>
              </table:table-cell>
              <table:table-cell office:value-type="float" office:value="0.3551">
                <text:p>0.3551</text:p>
              </table:table-cell>
            </table:table-row>
            <table:table-row>
              <table:table-cell office:value-type="string">
                <text:p>P_100 </text:p>
                <draw:g>
                  <svg:desc>'data_t_401-450_20'.A28:'data_t_401-450_20'.A28</svg:desc>
                </draw:g>
              </table:table-cell>
              <table:table-cell office:value-type="float" office:value="0.2262">
                <text:p>0.2262</text:p>
                <draw:g>
                  <svg:desc>'data_t_401-450_20'.B28:'data_t_401-450_20'.V28</svg:desc>
                </draw:g>
              </table:table-cell>
              <table:table-cell office:value-type="float" office:value="0.2158">
                <text:p>0.2158</text:p>
              </table:table-cell>
              <table:table-cell office:value-type="float" office:value="0.217">
                <text:p>0.217</text:p>
              </table:table-cell>
              <table:table-cell office:value-type="float" office:value="0.2078">
                <text:p>0.2078</text:p>
              </table:table-cell>
              <table:table-cell office:value-type="float" office:value="0.2006">
                <text:p>0.2006</text:p>
              </table:table-cell>
              <table:table-cell office:value-type="float" office:value="0.201">
                <text:p>0.201</text:p>
              </table:table-cell>
              <table:table-cell office:value-type="float" office:value="0.2047">
                <text:p>0.2047</text:p>
              </table:table-cell>
              <table:table-cell office:value-type="float" office:value="0.208">
                <text:p>0.208</text:p>
              </table:table-cell>
              <table:table-cell office:value-type="float" office:value="0.2118">
                <text:p>0.2118</text:p>
              </table:table-cell>
              <table:table-cell office:value-type="float" office:value="0.2092">
                <text:p>0.2092</text:p>
              </table:table-cell>
              <table:table-cell office:value-type="float" office:value="0.2159">
                <text:p>0.2159</text:p>
              </table:table-cell>
              <table:table-cell office:value-type="float" office:value="0.2176">
                <text:p>0.2176</text:p>
              </table:table-cell>
              <table:table-cell office:value-type="float" office:value="0.2155">
                <text:p>0.2155</text:p>
              </table:table-cell>
              <table:table-cell office:value-type="float" office:value="0.2149">
                <text:p>0.2149</text:p>
              </table:table-cell>
              <table:table-cell office:value-type="float" office:value="0.2165">
                <text:p>0.2165</text:p>
              </table:table-cell>
              <table:table-cell office:value-type="float" office:value="0.2182">
                <text:p>0.2182</text:p>
              </table:table-cell>
              <table:table-cell office:value-type="float" office:value="0.2176">
                <text:p>0.2176</text:p>
              </table:table-cell>
              <table:table-cell office:value-type="float" office:value="0.2204">
                <text:p>0.2204</text:p>
              </table:table-cell>
              <table:table-cell office:value-type="float" office:value="0.222">
                <text:p>0.222</text:p>
              </table:table-cell>
              <table:table-cell office:value-type="float" office:value="0.2208">
                <text:p>0.2208</text:p>
              </table:table-cell>
              <table:table-cell office:value-type="float" office:value="0.2214">
                <text:p>0.2214</text:p>
              </table:table-cell>
            </table:table-row>
            <table:table-row>
              <table:table-cell office:value-type="string">
                <text:p>P_200</text:p>
                <draw:g>
                  <svg:desc>'data_t_401-450_20'.A29:'data_t_401-450_20'.A29</svg:desc>
                </draw:g>
              </table:table-cell>
              <table:table-cell office:value-type="float" office:value="0.1557">
                <text:p>0.1557</text:p>
                <draw:g>
                  <svg:desc>'data_t_401-450_20'.B29:'data_t_401-450_20'.V29</svg:desc>
                </draw:g>
              </table:table-cell>
              <table:table-cell office:value-type="float" office:value="0.1466">
                <text:p>0.1466</text:p>
              </table:table-cell>
              <table:table-cell office:value-type="float" office:value="0.1463">
                <text:p>0.1463</text:p>
              </table:table-cell>
              <table:table-cell office:value-type="float" office:value="0.1438">
                <text:p>0.1438</text:p>
              </table:table-cell>
              <table:table-cell office:value-type="float" office:value="0.1376">
                <text:p>0.1376</text:p>
              </table:table-cell>
              <table:table-cell office:value-type="float" office:value="0.1377">
                <text:p>0.1377</text:p>
              </table:table-cell>
              <table:table-cell office:value-type="float" office:value="0.1395">
                <text:p>0.1395</text:p>
              </table:table-cell>
              <table:table-cell office:value-type="float" office:value="0.1426">
                <text:p>0.1426</text:p>
              </table:table-cell>
              <table:table-cell office:value-type="float" office:value="0.1441">
                <text:p>0.1441</text:p>
              </table:table-cell>
              <table:table-cell office:value-type="float" office:value="0.1449">
                <text:p>0.1449</text:p>
              </table:table-cell>
              <table:table-cell office:value-type="float" office:value="0.1466">
                <text:p>0.1466</text:p>
              </table:table-cell>
              <table:table-cell office:value-type="float" office:value="0.1467">
                <text:p>0.1467</text:p>
              </table:table-cell>
              <table:table-cell office:value-type="float" office:value="0.1471">
                <text:p>0.1471</text:p>
              </table:table-cell>
              <table:table-cell office:value-type="float" office:value="0.1478">
                <text:p>0.1478</text:p>
              </table:table-cell>
              <table:table-cell office:value-type="float" office:value="0.1485">
                <text:p>0.1485</text:p>
              </table:table-cell>
              <table:table-cell office:value-type="float" office:value="0.1494">
                <text:p>0.1494</text:p>
              </table:table-cell>
              <table:table-cell office:value-type="float" office:value="0.1487">
                <text:p>0.1487</text:p>
              </table:table-cell>
              <table:table-cell office:value-type="float" office:value="0.1492">
                <text:p>0.1492</text:p>
              </table:table-cell>
              <table:table-cell office:value-type="float" office:value="0.1495">
                <text:p>0.1495</text:p>
              </table:table-cell>
              <table:table-cell office:value-type="float" office:value="0.1497">
                <text:p>0.1497</text:p>
              </table:table-cell>
              <table:table-cell office:value-type="float" office:value="0.1494">
                <text:p>0.1494</text:p>
              </table:table-cell>
            </table:table-row>
            <table:table-row>
              <table:table-cell office:value-type="string">
                <text:p>P_500</text:p>
                <draw:g>
                  <svg:desc>'data_t_401-450_20'.A30:'data_t_401-450_20'.A30</svg:desc>
                </draw:g>
              </table:table-cell>
              <table:table-cell office:value-type="float" office:value="0.0862">
                <text:p>0.0862</text:p>
                <draw:g>
                  <svg:desc>'data_t_401-450_20'.B30:'data_t_401-450_20'.V30</svg:desc>
                </draw:g>
              </table:table-cell>
              <table:table-cell office:value-type="float" office:value="0.0843">
                <text:p>0.0843</text:p>
              </table:table-cell>
              <table:table-cell office:value-type="float" office:value="0.0837">
                <text:p>0.0837</text:p>
              </table:table-cell>
              <table:table-cell office:value-type="float" office:value="0.0834">
                <text:p>0.0834</text:p>
              </table:table-cell>
              <table:table-cell office:value-type="float" office:value="0.0797">
                <text:p>0.0797</text:p>
              </table:table-cell>
              <table:table-cell office:value-type="float" office:value="0.0796">
                <text:p>0.0796</text:p>
              </table:table-cell>
              <table:table-cell office:value-type="float" office:value="0.0798">
                <text:p>0.0798</text:p>
              </table:table-cell>
              <table:table-cell office:value-type="float" office:value="0.0812">
                <text:p>0.0812</text:p>
              </table:table-cell>
              <table:table-cell office:value-type="float" office:value="0.0823">
                <text:p>0.0823</text:p>
              </table:table-cell>
              <table:table-cell office:value-type="float" office:value="0.0826">
                <text:p>0.0826</text:p>
              </table:table-cell>
              <table:table-cell office:value-type="float" office:value="0.0834">
                <text:p>0.0834</text:p>
              </table:table-cell>
              <table:table-cell office:value-type="float" office:value="0.0835">
                <text:p>0.0835</text:p>
              </table:table-cell>
              <table:table-cell office:value-type="float" office:value="0.0826">
                <text:p>0.0826</text:p>
              </table:table-cell>
              <table:table-cell office:value-type="float" office:value="0.0827">
                <text:p>0.0827</text:p>
              </table:table-cell>
              <table:table-cell office:value-type="float" office:value="0.0826">
                <text:p>0.0826</text:p>
              </table:table-cell>
              <table:table-cell office:value-type="float" office:value="0.0828">
                <text:p>0.0828</text:p>
              </table:table-cell>
              <table:table-cell office:value-type="float" office:value="0.0828">
                <text:p>0.0828</text:p>
              </table:table-cell>
              <table:table-cell office:value-type="float" office:value="0.0832">
                <text:p>0.0832</text:p>
              </table:table-cell>
              <table:table-cell office:value-type="float" office:value="0.0836">
                <text:p>0.0836</text:p>
              </table:table-cell>
              <table:table-cell office:value-type="float" office:value="0.0837">
                <text:p>0.0837</text:p>
              </table:table-cell>
              <table:table-cell office:value-type="float" office:value="0.0842">
                <text:p>0.0842</text:p>
              </table:table-cell>
            </table:table-row>
            <table:table-row>
              <table:table-cell office:value-type="string">
                <text:p>P_1000 </text:p>
                <draw:g>
                  <svg:desc>'data_t_401-450_20'.A31:'data_t_401-450_20'.A31</svg:desc>
                </draw:g>
              </table:table-cell>
              <table:table-cell office:value-type="float" office:value="0.0536">
                <text:p>0.0536</text:p>
                <draw:g>
                  <svg:desc>'data_t_401-450_20'.B31:'data_t_401-450_20'.V31</svg:desc>
                </draw:g>
              </table:table-cell>
              <table:table-cell office:value-type="float" office:value="0.0525">
                <text:p>0.0525</text:p>
              </table:table-cell>
              <table:table-cell office:value-type="float" office:value="0.0524">
                <text:p>0.0524</text:p>
              </table:table-cell>
              <table:table-cell office:value-type="float" office:value="0.0511">
                <text:p>0.0511</text:p>
              </table:table-cell>
              <table:table-cell office:value-type="float" office:value="0.0493">
                <text:p>0.0493</text:p>
              </table:table-cell>
              <table:table-cell office:value-type="float" office:value="0.0496">
                <text:p>0.0496</text:p>
              </table:table-cell>
              <table:table-cell office:value-type="float" office:value="0.0487">
                <text:p>0.0487</text:p>
              </table:table-cell>
              <table:table-cell office:value-type="float" office:value="0.0495">
                <text:p>0.0495</text:p>
              </table:table-cell>
              <table:table-cell office:value-type="float" office:value="0.0498">
                <text:p>0.0498</text:p>
              </table:table-cell>
              <table:table-cell office:value-type="float" office:value="0.0506">
                <text:p>0.0506</text:p>
              </table:table-cell>
              <table:table-cell office:value-type="float" office:value="0.0507">
                <text:p>0.0507</text:p>
              </table:table-cell>
              <table:table-cell office:value-type="float" office:value="0.0508">
                <text:p>0.0508</text:p>
              </table:table-cell>
              <table:table-cell office:value-type="float" office:value="0.0507">
                <text:p>0.0507</text:p>
              </table:table-cell>
              <table:table-cell office:value-type="float" office:value="0.051">
                <text:p>0.051</text:p>
              </table:table-cell>
              <table:table-cell office:value-type="float" office:value="0.0505">
                <text:p>0.0505</text:p>
              </table:table-cell>
              <table:table-cell office:value-type="float" office:value="0.0504">
                <text:p>0.0504</text:p>
              </table:table-cell>
              <table:table-cell office:value-type="float" office:value="0.0508">
                <text:p>0.0508</text:p>
              </table:table-cell>
              <table:table-cell office:value-type="float" office:value="0.0508">
                <text:p>0.0508</text:p>
              </table:table-cell>
              <table:table-cell office:value-type="float" office:value="0.051">
                <text:p>0.051</text:p>
              </table:table-cell>
              <table:table-cell office:value-type="float" office:value="0.0512">
                <text:p>0.0512</text:p>
              </table:table-cell>
              <table:table-cell office:value-type="float" office:value="0.0514">
                <text:p>0.0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legend chart:legend-position="end" svg:x="13.382cm" svg:y="2.212cm" style:legend-expansion="high" chart:style-name="ch2"/>
        <chart:plot-area chart:style-name="ch3" table:cell-range-address="'data_t_351-400_20'.B22:'data_t_351-400_20'.V31 'data_t_351-400_20'.A23:'data_t_351-400_20'.A31" chart:data-source-has-labels="both" svg:x="0.319cm" svg:y="0.18cm" svg:width="12.744cm" svg:height="8.646cm">
          <chartooo:coordinate-region svg:x="1.046cm" svg:y="0.38cm" svg:width="11.83cm" svg:height="7.799cm"/>
          <chart:axis chart:dimension="x" chart:name="primary-x" chart:style-name="ch4" chartooo:axis-type="auto">
            <chartooo:date-scale/>
            <chart:categories table:cell-range-address="'data_t_351-400_20'.B22:'data_t_351-400_20'.V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t_351-400_20'.B23:'data_t_351-400_20'.V23" chart:label-cell-address="'data_t_351-400_20'.A23:'data_t_351-400_20'.A23" chart:class="chart:line">
            <chart:data-point chart:repeated="21"/>
          </chart:series>
          <chart:series chart:style-name="ch7" chart:values-cell-range-address="'data_t_351-400_20'.B24:'data_t_351-400_20'.V24" chart:label-cell-address="'data_t_351-400_20'.A24:'data_t_351-400_20'.A24" chart:class="chart:line">
            <chart:data-point chart:repeated="21"/>
          </chart:series>
          <chart:series chart:style-name="ch8" chart:values-cell-range-address="'data_t_351-400_20'.B25:'data_t_351-400_20'.V25" chart:label-cell-address="'data_t_351-400_20'.A25:'data_t_351-400_20'.A25" chart:class="chart:line">
            <chart:data-point chart:repeated="21"/>
          </chart:series>
          <chart:series chart:style-name="ch9" chart:values-cell-range-address="'data_t_351-400_20'.B26:'data_t_351-400_20'.V26" chart:label-cell-address="'data_t_351-400_20'.A26:'data_t_351-400_20'.A26" chart:class="chart:line">
            <chart:data-point chart:repeated="21"/>
          </chart:series>
          <chart:series chart:style-name="ch10" chart:values-cell-range-address="'data_t_351-400_20'.B27:'data_t_351-400_20'.V27" chart:label-cell-address="'data_t_351-400_20'.A27:'data_t_351-400_20'.A27" chart:class="chart:line">
            <chart:data-point chart:repeated="21"/>
          </chart:series>
          <chart:series chart:style-name="ch11" chart:values-cell-range-address="'data_t_351-400_20'.B28:'data_t_351-400_20'.V28" chart:label-cell-address="'data_t_351-400_20'.A28:'data_t_351-400_20'.A28" chart:class="chart:line">
            <chart:data-point chart:repeated="21"/>
          </chart:series>
          <chart:series chart:style-name="ch12" chart:values-cell-range-address="'data_t_351-400_20'.B29:'data_t_351-400_20'.V29" chart:label-cell-address="'data_t_351-400_20'.A29:'data_t_351-400_20'.A29" chart:class="chart:line">
            <chart:data-point chart:repeated="21"/>
          </chart:series>
          <chart:series chart:style-name="ch13" chart:values-cell-range-address="'data_t_351-400_20'.B30:'data_t_351-400_20'.V30" chart:label-cell-address="'data_t_351-400_20'.A30:'data_t_351-400_20'.A30" chart:class="chart:line">
            <chart:data-point chart:repeated="21"/>
          </chart:series>
          <chart:series chart:style-name="ch14" chart:values-cell-range-address="'data_t_351-400_20'.B31:'data_t_351-400_20'.V31" chart:label-cell-address="'data_t_351-400_20'.A31:'data_t_351-400_20'.A31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t_351-400_20'.B22:'data_t_351-400_20'.V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t_351-400_20'.A23:'data_t_351-400_20'.A23</svg:desc>
                </draw:g>
              </table:table-cell>
              <table:table-cell office:value-type="float" office:value="0.48">
                <text:p>0.48</text:p>
                <draw:g>
                  <svg:desc>'data_t_351-400_20'.B23:'data_t_351-400_20'.V23</svg:desc>
                </draw:g>
              </table:table-cell>
              <table:table-cell office:value-type="float" office:value="0.432">
                <text:p>0.432</text:p>
              </table:table-cell>
              <table:table-cell office:value-type="float" office:value="0.432">
                <text:p>0.432</text:p>
              </table:table-cell>
              <table:table-cell office:value-type="float" office:value="0.4449">
                <text:p>0.4449</text:p>
              </table:table-cell>
              <table:table-cell office:value-type="float" office:value="0.4776">
                <text:p>0.4776</text:p>
              </table:table-cell>
              <table:table-cell office:value-type="float" office:value="0.4857">
                <text:p>0.4857</text:p>
              </table:table-cell>
              <table:table-cell office:value-type="float" office:value="0.4653">
                <text:p>0.4653</text:p>
              </table:table-cell>
              <table:table-cell office:value-type="float" office:value="0.4612">
                <text:p>0.4612</text:p>
              </table:table-cell>
              <table:table-cell office:value-type="float" office:value="0.4694">
                <text:p>0.4694</text:p>
              </table:table-cell>
              <table:table-cell office:value-type="float" office:value="0.449">
                <text:p>0.449</text:p>
              </table:table-cell>
              <table:table-cell office:value-type="float" office:value="0.4531">
                <text:p>0.4531</text:p>
              </table:table-cell>
              <table:table-cell office:value-type="float" office:value="0.4653">
                <text:p>0.4653</text:p>
              </table:table-cell>
              <table:table-cell office:value-type="float" office:value="0.4653">
                <text:p>0.4653</text:p>
              </table:table-cell>
              <table:table-cell office:value-type="float" office:value="0.4612">
                <text:p>0.4612</text:p>
              </table:table-cell>
              <table:table-cell office:value-type="float" office:value="0.4653">
                <text:p>0.4653</text:p>
              </table:table-cell>
              <table:table-cell office:value-type="float" office:value="0.4653">
                <text:p>0.4653</text:p>
              </table:table-cell>
              <table:table-cell office:value-type="float" office:value="0.4612">
                <text:p>0.4612</text:p>
              </table:table-cell>
              <table:table-cell office:value-type="float" office:value="0.4531">
                <text:p>0.4531</text:p>
              </table:table-cell>
              <table:table-cell office:value-type="float" office:value="0.4571">
                <text:p>0.4571</text:p>
              </table:table-cell>
              <table:table-cell office:value-type="float" office:value="0.449">
                <text:p>0.449</text:p>
              </table:table-cell>
              <table:table-cell office:value-type="float" office:value="0.4531">
                <text:p>0.4531</text:p>
              </table:table-cell>
            </table:table-row>
            <table:table-row>
              <table:table-cell office:value-type="string">
                <text:p>P_10 </text:p>
                <draw:g>
                  <svg:desc>'data_t_351-400_20'.A24:'data_t_351-400_20'.A24</svg:desc>
                </draw:g>
              </table:table-cell>
              <table:table-cell office:value-type="float" office:value="0.45">
                <text:p>0.45</text:p>
                <draw:g>
                  <svg:desc>'data_t_351-400_20'.B24:'data_t_351-400_20'.V24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424">
                <text:p>0.424</text:p>
              </table:table-cell>
              <table:table-cell office:value-type="float" office:value="0.4163">
                <text:p>0.4163</text:p>
              </table:table-cell>
              <table:table-cell office:value-type="float" office:value="0.4449">
                <text:p>0.4449</text:p>
              </table:table-cell>
              <table:table-cell office:value-type="float" office:value="0.451">
                <text:p>0.451</text:p>
              </table:table-cell>
              <table:table-cell office:value-type="float" office:value="0.4449">
                <text:p>0.4449</text:p>
              </table:table-cell>
              <table:table-cell office:value-type="float" office:value="0.4388">
                <text:p>0.4388</text:p>
              </table:table-cell>
              <table:table-cell office:value-type="float" office:value="0.4367">
                <text:p>0.4367</text:p>
              </table:table-cell>
              <table:table-cell office:value-type="float" office:value="0.4224">
                <text:p>0.4224</text:p>
              </table:table-cell>
              <table:table-cell office:value-type="float" office:value="0.4286">
                <text:p>0.4286</text:p>
              </table:table-cell>
              <table:table-cell office:value-type="float" office:value="0.4327">
                <text:p>0.4327</text:p>
              </table:table-cell>
              <table:table-cell office:value-type="float" office:value="0.4306">
                <text:p>0.4306</text:p>
              </table:table-cell>
              <table:table-cell office:value-type="float" office:value="0.4265">
                <text:p>0.4265</text:p>
              </table:table-cell>
              <table:table-cell office:value-type="float" office:value="0.4286">
                <text:p>0.4286</text:p>
              </table:table-cell>
              <table:table-cell office:value-type="float" office:value="0.4306">
                <text:p>0.4306</text:p>
              </table:table-cell>
              <table:table-cell office:value-type="float" office:value="0.4306">
                <text:p>0.4306</text:p>
              </table:table-cell>
              <table:table-cell office:value-type="float" office:value="0.4306">
                <text:p>0.4306</text:p>
              </table:table-cell>
              <table:table-cell office:value-type="float" office:value="0.4327">
                <text:p>0.4327</text:p>
              </table:table-cell>
              <table:table-cell office:value-type="float" office:value="0.4327">
                <text:p>0.4327</text:p>
              </table:table-cell>
              <table:table-cell office:value-type="float" office:value="0.4306">
                <text:p>0.4306</text:p>
              </table:table-cell>
            </table:table-row>
            <table:table-row>
              <table:table-cell office:value-type="string">
                <text:p>P_15 </text:p>
                <draw:g>
                  <svg:desc>'data_t_351-400_20'.A25:'data_t_351-400_20'.A25</svg:desc>
                </draw:g>
              </table:table-cell>
              <table:table-cell office:value-type="float" office:value="0.4067">
                <text:p>0.4067</text:p>
                <draw:g>
                  <svg:desc>'data_t_351-400_20'.B25:'data_t_351-400_20'.V25</svg:desc>
                </draw:g>
              </table:table-cell>
              <table:table-cell office:value-type="float" office:value="0.3827">
                <text:p>0.3827</text:p>
              </table:table-cell>
              <table:table-cell office:value-type="float" office:value="0.4013">
                <text:p>0.4013</text:p>
              </table:table-cell>
              <table:table-cell office:value-type="float" office:value="0.385">
                <text:p>0.385</text:p>
              </table:table-cell>
              <table:table-cell office:value-type="float" office:value="0.4109">
                <text:p>0.4109</text:p>
              </table:table-cell>
              <table:table-cell office:value-type="float" office:value="0.4027">
                <text:p>0.4027</text:p>
              </table:table-cell>
              <table:table-cell office:value-type="float" office:value="0.4054">
                <text:p>0.4054</text:p>
              </table:table-cell>
              <table:table-cell office:value-type="float" office:value="0.4095">
                <text:p>0.4095</text:p>
              </table:table-cell>
              <table:table-cell office:value-type="float" office:value="0.4109">
                <text:p>0.4109</text:p>
              </table:table-cell>
              <table:table-cell office:value-type="float" office:value="0.4095">
                <text:p>0.4095</text:p>
              </table:table-cell>
              <table:table-cell office:value-type="float" office:value="0.4014">
                <text:p>0.4014</text:p>
              </table:table-cell>
              <table:table-cell office:value-type="float" office:value="0.4">
                <text:p>0.4</text:p>
              </table:table-cell>
              <table:table-cell office:value-type="float" office:value="0.4027">
                <text:p>0.4027</text:p>
              </table:table-cell>
              <table:table-cell office:value-type="float" office:value="0.4068">
                <text:p>0.4068</text:p>
              </table:table-cell>
              <table:table-cell office:value-type="float" office:value="0.4082">
                <text:p>0.4082</text:p>
              </table:table-cell>
              <table:table-cell office:value-type="float" office:value="0.4095">
                <text:p>0.4095</text:p>
              </table:table-cell>
              <table:table-cell office:value-type="float" office:value="0.4109">
                <text:p>0.4109</text:p>
              </table:table-cell>
              <table:table-cell office:value-type="float" office:value="0.4082">
                <text:p>0.4082</text:p>
              </table:table-cell>
              <table:table-cell office:value-type="float" office:value="0.4082">
                <text:p>0.4082</text:p>
              </table:table-cell>
              <table:table-cell office:value-type="float" office:value="0.4068">
                <text:p>0.4068</text:p>
              </table:table-cell>
              <table:table-cell office:value-type="float" office:value="0.4041">
                <text:p>0.4041</text:p>
              </table:table-cell>
            </table:table-row>
            <table:table-row>
              <table:table-cell office:value-type="string">
                <text:p>P_20</text:p>
                <draw:g>
                  <svg:desc>'data_t_351-400_20'.A26:'data_t_351-400_20'.A26</svg:desc>
                </draw:g>
              </table:table-cell>
              <table:table-cell office:value-type="float" office:value="0.378">
                <text:p>0.378</text:p>
                <draw:g>
                  <svg:desc>'data_t_351-400_20'.B26:'data_t_351-400_20'.V26</svg:desc>
                </draw:g>
              </table:table-cell>
              <table:table-cell office:value-type="float" office:value="0.354">
                <text:p>0.354</text:p>
              </table:table-cell>
              <table:table-cell office:value-type="float" office:value="0.361">
                <text:p>0.361</text:p>
              </table:table-cell>
              <table:table-cell office:value-type="float" office:value="0.3622">
                <text:p>0.3622</text:p>
              </table:table-cell>
              <table:table-cell office:value-type="float" office:value="0.3735">
                <text:p>0.3735</text:p>
              </table:table-cell>
              <table:table-cell office:value-type="float" office:value="0.3643">
                <text:p>0.3643</text:p>
              </table:table-cell>
              <table:table-cell office:value-type="float" office:value="0.3684">
                <text:p>0.3684</text:p>
              </table:table-cell>
              <table:table-cell office:value-type="float" office:value="0.3684">
                <text:p>0.3684</text:p>
              </table:table-cell>
              <table:table-cell office:value-type="float" office:value="0.3735">
                <text:p>0.3735</text:p>
              </table:table-cell>
              <table:table-cell office:value-type="float" office:value="0.3735">
                <text:p>0.3735</text:p>
              </table:table-cell>
              <table:table-cell office:value-type="float" office:value="0.3735">
                <text:p>0.3735</text:p>
              </table:table-cell>
              <table:table-cell office:value-type="float" office:value="0.3704">
                <text:p>0.3704</text:p>
              </table:table-cell>
              <table:table-cell office:value-type="float" office:value="0.3673">
                <text:p>0.3673</text:p>
              </table:table-cell>
              <table:table-cell office:value-type="float" office:value="0.3714">
                <text:p>0.3714</text:p>
              </table:table-cell>
              <table:table-cell office:value-type="float" office:value="0.3735">
                <text:p>0.3735</text:p>
              </table:table-cell>
              <table:table-cell office:value-type="float" office:value="0.3714">
                <text:p>0.3714</text:p>
              </table:table-cell>
              <table:table-cell office:value-type="float" office:value="0.3714">
                <text:p>0.3714</text:p>
              </table:table-cell>
              <table:table-cell office:value-type="float" office:value="0.3704">
                <text:p>0.3704</text:p>
              </table:table-cell>
              <table:table-cell office:value-type="float" office:value="0.3684">
                <text:p>0.3684</text:p>
              </table:table-cell>
              <table:table-cell office:value-type="float" office:value="0.3714">
                <text:p>0.3714</text:p>
              </table:table-cell>
              <table:table-cell office:value-type="float" office:value="0.3704">
                <text:p>0.3704</text:p>
              </table:table-cell>
            </table:table-row>
            <table:table-row>
              <table:table-cell office:value-type="string">
                <text:p>P_30 </text:p>
                <draw:g>
                  <svg:desc>'data_t_351-400_20'.A27:'data_t_351-400_20'.A27</svg:desc>
                </draw:g>
              </table:table-cell>
              <table:table-cell office:value-type="float" office:value="0.3353">
                <text:p>0.3353</text:p>
                <draw:g>
                  <svg:desc>'data_t_351-400_20'.B27:'data_t_351-400_20'.V27</svg:desc>
                </draw:g>
              </table:table-cell>
              <table:table-cell office:value-type="float" office:value="0.3173">
                <text:p>0.3173</text:p>
              </table:table-cell>
              <table:table-cell office:value-type="float" office:value="0.3147">
                <text:p>0.3147</text:p>
              </table:table-cell>
              <table:table-cell office:value-type="float" office:value="0.3177">
                <text:p>0.3177</text:p>
              </table:table-cell>
              <table:table-cell office:value-type="float" office:value="0.3245">
                <text:p>0.3245</text:p>
              </table:table-cell>
              <table:table-cell office:value-type="float" office:value="0.3279">
                <text:p>0.3279</text:p>
              </table:table-cell>
              <table:table-cell office:value-type="float" office:value="0.3279">
                <text:p>0.3279</text:p>
              </table:table-cell>
              <table:table-cell office:value-type="float" office:value="0.3286">
                <text:p>0.3286</text:p>
              </table:table-cell>
              <table:table-cell office:value-type="float" office:value="0.3259">
                <text:p>0.3259</text:p>
              </table:table-cell>
              <table:table-cell office:value-type="float" office:value="0.3306">
                <text:p>0.3306</text:p>
              </table:table-cell>
              <table:table-cell office:value-type="float" office:value="0.3313">
                <text:p>0.3313</text:p>
              </table:table-cell>
              <table:table-cell office:value-type="float" office:value="0.3293">
                <text:p>0.3293</text:p>
              </table:table-cell>
              <table:table-cell office:value-type="float" office:value="0.3265">
                <text:p>0.3265</text:p>
              </table:table-cell>
              <table:table-cell office:value-type="float" office:value="0.3286">
                <text:p>0.3286</text:p>
              </table:table-cell>
              <table:table-cell office:value-type="float" office:value="0.3252">
                <text:p>0.3252</text:p>
              </table:table-cell>
              <table:table-cell office:value-type="float" office:value="0.3238">
                <text:p>0.3238</text:p>
              </table:table-cell>
              <table:table-cell office:value-type="float" office:value="0.3245">
                <text:p>0.3245</text:p>
              </table:table-cell>
              <table:table-cell office:value-type="float" office:value="0.3252">
                <text:p>0.3252</text:p>
              </table:table-cell>
              <table:table-cell office:value-type="float" office:value="0.3238">
                <text:p>0.3238</text:p>
              </table:table-cell>
              <table:table-cell office:value-type="float" office:value="0.3265">
                <text:p>0.3265</text:p>
              </table:table-cell>
              <table:table-cell office:value-type="float" office:value="0.3252">
                <text:p>0.3252</text:p>
              </table:table-cell>
            </table:table-row>
            <table:table-row>
              <table:table-cell office:value-type="string">
                <text:p>P_100 </text:p>
                <draw:g>
                  <svg:desc>'data_t_351-400_20'.A28:'data_t_351-400_20'.A28</svg:desc>
                </draw:g>
              </table:table-cell>
              <table:table-cell office:value-type="float" office:value="0.1974">
                <text:p>0.1974</text:p>
                <draw:g>
                  <svg:desc>'data_t_351-400_20'.B28:'data_t_351-400_20'.V28</svg:desc>
                </draw:g>
              </table:table-cell>
              <table:table-cell office:value-type="float" office:value="0.192">
                <text:p>0.192</text:p>
              </table:table-cell>
              <table:table-cell office:value-type="float" office:value="0.1996">
                <text:p>0.1996</text:p>
              </table:table-cell>
              <table:table-cell office:value-type="float" office:value="0.2006">
                <text:p>0.2006</text:p>
              </table:table-cell>
              <table:table-cell office:value-type="float" office:value="0.21">
                <text:p>0.21</text:p>
              </table:table-cell>
              <table:table-cell office:value-type="float" office:value="0.2096">
                <text:p>0.2096</text:p>
              </table:table-cell>
              <table:table-cell office:value-type="float" office:value="0.2078">
                <text:p>0.2078</text:p>
              </table:table-cell>
              <table:table-cell office:value-type="float" office:value="0.2049">
                <text:p>0.2049</text:p>
              </table:table-cell>
              <table:table-cell office:value-type="float" office:value="0.2035">
                <text:p>0.2035</text:p>
              </table:table-cell>
              <table:table-cell office:value-type="float" office:value="0.2022">
                <text:p>0.2022</text:p>
              </table:table-cell>
              <table:table-cell office:value-type="float" office:value="0.2004">
                <text:p>0.2004</text:p>
              </table:table-cell>
              <table:table-cell office:value-type="float" office:value="0.201">
                <text:p>0.201</text:p>
              </table:table-cell>
              <table:table-cell office:value-type="float" office:value="0.2006">
                <text:p>0.2006</text:p>
              </table:table-cell>
              <table:table-cell office:value-type="float" office:value="0.2006">
                <text:p>0.2006</text:p>
              </table:table-cell>
              <table:table-cell office:value-type="float" office:value="0.2004">
                <text:p>0.2004</text:p>
              </table:table-cell>
              <table:table-cell office:value-type="float" office:value="0.2">
                <text:p>0.2</text:p>
              </table:table-cell>
              <table:table-cell office:value-type="float" office:value="0.1994">
                <text:p>0.1994</text:p>
              </table:table-cell>
              <table:table-cell office:value-type="float" office:value="0.1998">
                <text:p>0.1998</text:p>
              </table:table-cell>
              <table:table-cell office:value-type="float" office:value="0.2">
                <text:p>0.2</text:p>
              </table:table-cell>
              <table:table-cell office:value-type="float" office:value="0.1984">
                <text:p>0.1984</text:p>
              </table:table-cell>
              <table:table-cell office:value-type="float" office:value="0.1976">
                <text:p>0.1976</text:p>
              </table:table-cell>
            </table:table-row>
            <table:table-row>
              <table:table-cell office:value-type="string">
                <text:p>P_200</text:p>
                <draw:g>
                  <svg:desc>'data_t_351-400_20'.A29:'data_t_351-400_20'.A29</svg:desc>
                </draw:g>
              </table:table-cell>
              <table:table-cell office:value-type="float" office:value="0.1421">
                <text:p>0.1421</text:p>
                <draw:g>
                  <svg:desc>'data_t_351-400_20'.B29:'data_t_351-400_20'.V29</svg:desc>
                </draw:g>
              </table:table-cell>
              <table:table-cell office:value-type="float" office:value="0.1376">
                <text:p>0.1376</text:p>
              </table:table-cell>
              <table:table-cell office:value-type="float" office:value="0.1413">
                <text:p>0.1413</text:p>
              </table:table-cell>
              <table:table-cell office:value-type="float" office:value="0.1439">
                <text:p>0.1439</text:p>
              </table:table-cell>
              <table:table-cell office:value-type="float" office:value="0.1501">
                <text:p>0.1501</text:p>
              </table:table-cell>
              <table:table-cell office:value-type="float" office:value="0.1492">
                <text:p>0.1492</text:p>
              </table:table-cell>
              <table:table-cell office:value-type="float" office:value="0.1508">
                <text:p>0.1508</text:p>
              </table:table-cell>
              <table:table-cell office:value-type="float" office:value="0.1499">
                <text:p>0.1499</text:p>
              </table:table-cell>
              <table:table-cell office:value-type="float" office:value="0.1499">
                <text:p>0.1499</text:p>
              </table:table-cell>
              <table:table-cell office:value-type="float" office:value="0.1476">
                <text:p>0.1476</text:p>
              </table:table-cell>
              <table:table-cell office:value-type="float" office:value="0.1465">
                <text:p>0.1465</text:p>
              </table:table-cell>
              <table:table-cell office:value-type="float" office:value="0.145">
                <text:p>0.145</text:p>
              </table:table-cell>
              <table:table-cell office:value-type="float" office:value="0.145">
                <text:p>0.145</text:p>
              </table:table-cell>
              <table:table-cell office:value-type="float" office:value="0.1444">
                <text:p>0.1444</text:p>
              </table:table-cell>
              <table:table-cell office:value-type="float" office:value="0.144">
                <text:p>0.144</text:p>
              </table:table-cell>
              <table:table-cell office:value-type="float" office:value="0.1445">
                <text:p>0.1445</text:p>
              </table:table-cell>
              <table:table-cell office:value-type="float" office:value="0.144">
                <text:p>0.144</text:p>
              </table:table-cell>
              <table:table-cell office:value-type="float" office:value="0.1439">
                <text:p>0.1439</text:p>
              </table:table-cell>
              <table:table-cell office:value-type="float" office:value="0.1436">
                <text:p>0.1436</text:p>
              </table:table-cell>
              <table:table-cell office:value-type="float" office:value="0.1435">
                <text:p>0.1435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P_500</text:p>
                <draw:g>
                  <svg:desc>'data_t_351-400_20'.A30:'data_t_351-400_20'.A30</svg:desc>
                </draw:g>
              </table:table-cell>
              <table:table-cell office:value-type="float" office:value="0.0802">
                <text:p>0.0802</text:p>
                <draw:g>
                  <svg:desc>'data_t_351-400_20'.B30:'data_t_351-400_20'.V30</svg:desc>
                </draw:g>
              </table:table-cell>
              <table:table-cell office:value-type="float" office:value="0.0799">
                <text:p>0.0799</text:p>
              </table:table-cell>
              <table:table-cell office:value-type="float" office:value="0.0814">
                <text:p>0.0814</text:p>
              </table:table-cell>
              <table:table-cell office:value-type="float" office:value="0.0821">
                <text:p>0.0821</text:p>
              </table:table-cell>
              <table:table-cell office:value-type="float" office:value="0.0838">
                <text:p>0.0838</text:p>
              </table:table-cell>
              <table:table-cell office:value-type="float" office:value="0.0839">
                <text:p>0.0839</text:p>
              </table:table-cell>
              <table:table-cell office:value-type="float" office:value="0.0835">
                <text:p>0.0835</text:p>
              </table:table-cell>
              <table:table-cell office:value-type="float" office:value="0.083">
                <text:p>0.083</text:p>
              </table:table-cell>
              <table:table-cell office:value-type="float" office:value="0.0827">
                <text:p>0.0827</text:p>
              </table:table-cell>
              <table:table-cell office:value-type="float" office:value="0.0824">
                <text:p>0.0824</text:p>
              </table:table-cell>
              <table:table-cell office:value-type="float" office:value="0.0816">
                <text:p>0.0816</text:p>
              </table:table-cell>
              <table:table-cell office:value-type="float" office:value="0.0817">
                <text:p>0.0817</text:p>
              </table:table-cell>
              <table:table-cell office:value-type="float" office:value="0.0815">
                <text:p>0.0815</text:p>
              </table:table-cell>
              <table:table-cell office:value-type="float" office:value="0.0812">
                <text:p>0.0812</text:p>
              </table:table-cell>
              <table:table-cell office:value-type="float" office:value="0.0814">
                <text:p>0.0814</text:p>
              </table:table-cell>
              <table:table-cell office:value-type="float" office:value="0.0812">
                <text:p>0.0812</text:p>
              </table:table-cell>
              <table:table-cell office:value-type="float" office:value="0.0811">
                <text:p>0.0811</text:p>
              </table:table-cell>
              <table:table-cell office:value-type="float" office:value="0.081">
                <text:p>0.081</text:p>
              </table:table-cell>
              <table:table-cell office:value-type="float" office:value="0.0809">
                <text:p>0.0809</text:p>
              </table:table-cell>
              <table:table-cell office:value-type="float" office:value="0.081">
                <text:p>0.081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P_1000 </text:p>
                <draw:g>
                  <svg:desc>'data_t_351-400_20'.A31:'data_t_351-400_20'.A31</svg:desc>
                </draw:g>
              </table:table-cell>
              <table:table-cell office:value-type="float" office:value="0.0469">
                <text:p>0.0469</text:p>
                <draw:g>
                  <svg:desc>'data_t_351-400_20'.B31:'data_t_351-400_20'.V31</svg:desc>
                </draw:g>
              </table:table-cell>
              <table:table-cell office:value-type="float" office:value="0.0467">
                <text:p>0.0467</text:p>
              </table:table-cell>
              <table:table-cell office:value-type="float" office:value="0.0485">
                <text:p>0.0485</text:p>
              </table:table-cell>
              <table:table-cell office:value-type="float" office:value="0.0494">
                <text:p>0.0494</text:p>
              </table:table-cell>
              <table:table-cell office:value-type="float" office:value="0.0501">
                <text:p>0.0501</text:p>
              </table:table-cell>
              <table:table-cell office:value-type="float" office:value="0.0499">
                <text:p>0.0499</text:p>
              </table:table-cell>
              <table:table-cell office:value-type="float" office:value="0.0495">
                <text:p>0.0495</text:p>
              </table:table-cell>
              <table:table-cell office:value-type="float" office:value="0.0489">
                <text:p>0.0489</text:p>
              </table:table-cell>
              <table:table-cell office:value-type="float" office:value="0.0484">
                <text:p>0.0484</text:p>
              </table:table-cell>
              <table:table-cell office:value-type="float" office:value="0.0483">
                <text:p>0.0483</text:p>
              </table:table-cell>
              <table:table-cell office:value-type="float" office:value="0.048">
                <text:p>0.048</text:p>
              </table:table-cell>
              <table:table-cell office:value-type="float" office:value="0.048">
                <text:p>0.048</text:p>
              </table:table-cell>
              <table:table-cell office:value-type="float" office:value="0.0477">
                <text:p>0.0477</text:p>
              </table:table-cell>
              <table:table-cell office:value-type="float" office:value="0.0477">
                <text:p>0.0477</text:p>
              </table:table-cell>
              <table:table-cell office:value-type="float" office:value="0.0477">
                <text:p>0.0477</text:p>
              </table:table-cell>
              <table:table-cell office:value-type="float" office:value="0.0477">
                <text:p>0.0477</text:p>
              </table:table-cell>
              <table:table-cell office:value-type="float" office:value="0.0475">
                <text:p>0.0475</text:p>
              </table:table-cell>
              <table:table-cell office:value-type="float" office:value="0.0475">
                <text:p>0.0475</text:p>
              </table:table-cell>
              <table:table-cell office:value-type="float" office:value="0.0475">
                <text:p>0.0475</text:p>
              </table:table-cell>
              <table:table-cell office:value-type="float" office:value="0.0475">
                <text:p>0.0475</text:p>
              </table:table-cell>
              <table:table-cell office:value-type="float" office:value="0.0475">
                <text:p>0.0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line" chart:style-name="ch1">
        <chart:legend chart:legend-position="end" svg:x="13.381cm" svg:y="2.212cm" style:legend-expansion="high" chart:style-name="ch2"/>
        <chart:plot-area chart:style-name="ch3" table:cell-range-address="'data_t_301-350_20'.A22:'data_t_301-350_20'.V31" chart:data-source-has-labels="both" svg:x="0.319cm" svg:y="0.18cm" svg:width="12.743cm" svg:height="8.646cm">
          <chartooo:coordinate-region svg:x="1.231cm" svg:y="0.379cm" svg:width="11.644cm" svg:height="7.8cm"/>
          <chart:axis chart:dimension="x" chart:name="primary-x" chart:style-name="ch4" chartooo:axis-type="auto">
            <chartooo:date-scale/>
            <chart:categories table:cell-range-address="'data_t_301-350_20'.B22:'data_t_301-350_20'.V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t_301-350_20'.B23:'data_t_301-350_20'.V23" chart:label-cell-address="'data_t_301-350_20'.A23:'data_t_301-350_20'.A23" chart:class="chart:line">
            <chart:data-point chart:repeated="21"/>
          </chart:series>
          <chart:series chart:style-name="ch7" chart:values-cell-range-address="'data_t_301-350_20'.B24:'data_t_301-350_20'.V24" chart:label-cell-address="'data_t_301-350_20'.A24:'data_t_301-350_20'.A24" chart:class="chart:line">
            <chart:data-point chart:repeated="21"/>
          </chart:series>
          <chart:series chart:style-name="ch8" chart:values-cell-range-address="'data_t_301-350_20'.B25:'data_t_301-350_20'.V25" chart:label-cell-address="'data_t_301-350_20'.A25:'data_t_301-350_20'.A25" chart:class="chart:line">
            <chart:data-point chart:repeated="21"/>
          </chart:series>
          <chart:series chart:style-name="ch9" chart:values-cell-range-address="'data_t_301-350_20'.B26:'data_t_301-350_20'.V26" chart:label-cell-address="'data_t_301-350_20'.A26:'data_t_301-350_20'.A26" chart:class="chart:line">
            <chart:data-point chart:repeated="21"/>
          </chart:series>
          <chart:series chart:style-name="ch10" chart:values-cell-range-address="'data_t_301-350_20'.B27:'data_t_301-350_20'.V27" chart:label-cell-address="'data_t_301-350_20'.A27:'data_t_301-350_20'.A27" chart:class="chart:line">
            <chart:data-point chart:repeated="21"/>
          </chart:series>
          <chart:series chart:style-name="ch11" chart:values-cell-range-address="'data_t_301-350_20'.B28:'data_t_301-350_20'.V28" chart:label-cell-address="'data_t_301-350_20'.A28:'data_t_301-350_20'.A28" chart:class="chart:line">
            <chart:data-point chart:repeated="21"/>
          </chart:series>
          <chart:series chart:style-name="ch12" chart:values-cell-range-address="'data_t_301-350_20'.B29:'data_t_301-350_20'.V29" chart:label-cell-address="'data_t_301-350_20'.A29:'data_t_301-350_20'.A29" chart:class="chart:line">
            <chart:data-point chart:repeated="21"/>
          </chart:series>
          <chart:series chart:style-name="ch13" chart:values-cell-range-address="'data_t_301-350_20'.B30:'data_t_301-350_20'.V30" chart:label-cell-address="'data_t_301-350_20'.A30:'data_t_301-350_20'.A30" chart:class="chart:line">
            <chart:data-point chart:repeated="21"/>
          </chart:series>
          <chart:series chart:style-name="ch14" chart:values-cell-range-address="'data_t_301-350_20'.B31:'data_t_301-350_20'.V31" chart:label-cell-address="'data_t_301-350_20'.A31:'data_t_301-350_20'.A31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t_301-350_20'.B22:'data_t_301-350_20'.V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t_301-350_20'.A23:'data_t_301-350_20'.A23</svg:desc>
                </draw:g>
              </table:table-cell>
              <table:table-cell office:value-type="float" office:value="0.444">
                <text:p>0.444</text:p>
                <draw:g>
                  <svg:desc>'data_t_301-350_20'.B23:'data_t_301-350_20'.V23</svg:desc>
                </draw:g>
              </table:table-cell>
              <table:table-cell office:value-type="float" office:value="0.4327">
                <text:p>0.4327</text:p>
              </table:table-cell>
              <table:table-cell office:value-type="float" office:value="0.4367">
                <text:p>0.4367</text:p>
              </table:table-cell>
              <table:table-cell office:value-type="float" office:value="0.4122">
                <text:p>0.4122</text:p>
              </table:table-cell>
              <table:table-cell office:value-type="float" office:value="0.4122">
                <text:p>0.4122</text:p>
              </table:table-cell>
              <table:table-cell office:value-type="float" office:value="0.4375">
                <text:p>0.4375</text:p>
              </table:table-cell>
              <table:table-cell office:value-type="float" office:value="0.425">
                <text:p>0.425</text:p>
              </table:table-cell>
              <table:table-cell office:value-type="float" office:value="0.4333">
                <text:p>0.4333</text:p>
              </table:table-cell>
              <table:table-cell office:value-type="float" office:value="0.4208">
                <text:p>0.4208</text:p>
              </table:table-cell>
              <table:table-cell office:value-type="float" office:value="0.425">
                <text:p>0.425</text:p>
              </table:table-cell>
              <table:table-cell office:value-type="float" office:value="0.4298">
                <text:p>0.4298</text:p>
              </table:table-cell>
              <table:table-cell office:value-type="float" office:value="0.4298">
                <text:p>0.4298</text:p>
              </table:table-cell>
              <table:table-cell office:value-type="float" office:value="0.4298">
                <text:p>0.4298</text:p>
              </table:table-cell>
              <table:table-cell office:value-type="float" office:value="0.4468">
                <text:p>0.4468</text:p>
              </table:table-cell>
              <table:table-cell office:value-type="float" office:value="0.4383">
                <text:p>0.4383</text:p>
              </table:table-cell>
              <table:table-cell office:value-type="float" office:value="0.434">
                <text:p>0.434</text:p>
              </table:table-cell>
              <table:table-cell office:value-type="float" office:value="0.4298">
                <text:p>0.4298</text:p>
              </table:table-cell>
              <table:table-cell office:value-type="float" office:value="0.434">
                <text:p>0.434</text:p>
              </table:table-cell>
              <table:table-cell office:value-type="float" office:value="0.434">
                <text:p>0.434</text:p>
              </table:table-cell>
              <table:table-cell office:value-type="float" office:value="0.4426">
                <text:p>0.4426</text:p>
              </table:table-cell>
              <table:table-cell office:value-type="float" office:value="0.4391">
                <text:p>0.4391</text:p>
              </table:table-cell>
            </table:table-row>
            <table:table-row>
              <table:table-cell office:value-type="string">
                <text:p>P_10 </text:p>
                <draw:g>
                  <svg:desc>'data_t_301-350_20'.A24:'data_t_301-350_20'.A24</svg:desc>
                </draw:g>
              </table:table-cell>
              <table:table-cell office:value-type="float" office:value="0.398">
                <text:p>0.398</text:p>
                <draw:g>
                  <svg:desc>'data_t_301-350_20'.B24:'data_t_301-350_20'.V24</svg:desc>
                </draw:g>
              </table:table-cell>
              <table:table-cell office:value-type="float" office:value="0.3898">
                <text:p>0.3898</text:p>
              </table:table-cell>
              <table:table-cell office:value-type="float" office:value="0.3878">
                <text:p>0.3878</text:p>
              </table:table-cell>
              <table:table-cell office:value-type="float" office:value="0.3714">
                <text:p>0.3714</text:p>
              </table:table-cell>
              <table:table-cell office:value-type="float" office:value="0.3735">
                <text:p>0.3735</text:p>
              </table:table-cell>
              <table:table-cell office:value-type="float" office:value="0.3854">
                <text:p>0.3854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646">
                <text:p>0.3646</text:p>
              </table:table-cell>
              <table:table-cell office:value-type="float" office:value="0.3792">
                <text:p>0.3792</text:p>
              </table:table-cell>
              <table:table-cell office:value-type="float" office:value="0.383">
                <text:p>0.383</text:p>
              </table:table-cell>
              <table:table-cell office:value-type="float" office:value="0.3894">
                <text:p>0.3894</text:p>
              </table:table-cell>
              <table:table-cell office:value-type="float" office:value="0.3936">
                <text:p>0.3936</text:p>
              </table:table-cell>
              <table:table-cell office:value-type="float" office:value="0.3979">
                <text:p>0.3979</text:p>
              </table:table-cell>
              <table:table-cell office:value-type="float" office:value="0.4085">
                <text:p>0.4085</text:p>
              </table:table-cell>
              <table:table-cell office:value-type="float" office:value="0.4085">
                <text:p>0.4085</text:p>
              </table:table-cell>
              <table:table-cell office:value-type="float" office:value="0.4064">
                <text:p>0.4064</text:p>
              </table:table-cell>
              <table:table-cell office:value-type="float" office:value="0.4043">
                <text:p>0.4043</text:p>
              </table:table-cell>
              <table:table-cell office:value-type="float" office:value="0.4064">
                <text:p>0.4064</text:p>
              </table:table-cell>
              <table:table-cell office:value-type="float" office:value="0.4021">
                <text:p>0.4021</text:p>
              </table:table-cell>
              <table:table-cell office:value-type="float" office:value="0.4022">
                <text:p>0.4022</text:p>
              </table:table-cell>
            </table:table-row>
            <table:table-row>
              <table:table-cell office:value-type="string">
                <text:p>P_15 </text:p>
                <draw:g>
                  <svg:desc>'data_t_301-350_20'.A25:'data_t_301-350_20'.A25</svg:desc>
                </draw:g>
              </table:table-cell>
              <table:table-cell office:value-type="float" office:value="0.372">
                <text:p>0.372</text:p>
                <draw:g>
                  <svg:desc>'data_t_301-350_20'.B25:'data_t_301-350_20'.V25</svg:desc>
                </draw:g>
              </table:table-cell>
              <table:table-cell office:value-type="float" office:value="0.3619">
                <text:p>0.3619</text:p>
              </table:table-cell>
              <table:table-cell office:value-type="float" office:value="0.3592">
                <text:p>0.3592</text:p>
              </table:table-cell>
              <table:table-cell office:value-type="float" office:value="0.3497">
                <text:p>0.3497</text:p>
              </table:table-cell>
              <table:table-cell office:value-type="float" office:value="0.3442">
                <text:p>0.3442</text:p>
              </table:table-cell>
              <table:table-cell office:value-type="float" office:value="0.3528">
                <text:p>0.3528</text:p>
              </table:table-cell>
              <table:table-cell office:value-type="float" office:value="0.3542">
                <text:p>0.3542</text:p>
              </table:table-cell>
              <table:table-cell office:value-type="float" office:value="0.35">
                <text:p>0.35</text:p>
              </table:table-cell>
              <table:table-cell office:value-type="float" office:value="0.3486">
                <text:p>0.3486</text:p>
              </table:table-cell>
              <table:table-cell office:value-type="float" office:value="0.3514">
                <text:p>0.3514</text:p>
              </table:table-cell>
              <table:table-cell office:value-type="float" office:value="0.3645">
                <text:p>0.3645</text:p>
              </table:table-cell>
              <table:table-cell office:value-type="float" office:value="0.366">
                <text:p>0.366</text:p>
              </table:table-cell>
              <table:table-cell office:value-type="float" office:value="0.3645">
                <text:p>0.3645</text:p>
              </table:table-cell>
              <table:table-cell office:value-type="float" office:value="0.366">
                <text:p>0.366</text:p>
              </table:table-cell>
              <table:table-cell office:value-type="float" office:value="0.3688">
                <text:p>0.3688</text:p>
              </table:table-cell>
              <table:table-cell office:value-type="float" office:value="0.3688">
                <text:p>0.3688</text:p>
              </table:table-cell>
              <table:table-cell office:value-type="float" office:value="0.3745">
                <text:p>0.3745</text:p>
              </table:table-cell>
              <table:table-cell office:value-type="float" office:value="0.3773">
                <text:p>0.3773</text:p>
              </table:table-cell>
              <table:table-cell office:value-type="float" office:value="0.3816">
                <text:p>0.3816</text:p>
              </table:table-cell>
              <table:table-cell office:value-type="float" office:value="0.3816">
                <text:p>0.3816</text:p>
              </table:table-cell>
              <table:table-cell office:value-type="float" office:value="0.3768">
                <text:p>0.3768</text:p>
              </table:table-cell>
            </table:table-row>
            <table:table-row>
              <table:table-cell office:value-type="string">
                <text:p>P_20</text:p>
                <draw:g>
                  <svg:desc>'data_t_301-350_20'.A26:'data_t_301-350_20'.A26</svg:desc>
                </draw:g>
              </table:table-cell>
              <table:table-cell office:value-type="float" office:value="0.343">
                <text:p>0.343</text:p>
                <draw:g>
                  <svg:desc>'data_t_301-350_20'.B26:'data_t_301-350_20'.V26</svg:desc>
                </draw:g>
              </table:table-cell>
              <table:table-cell office:value-type="float" office:value="0.3347">
                <text:p>0.3347</text:p>
              </table:table-cell>
              <table:table-cell office:value-type="float" office:value="0.3214">
                <text:p>0.3214</text:p>
              </table:table-cell>
              <table:table-cell office:value-type="float" office:value="0.3112">
                <text:p>0.3112</text:p>
              </table:table-cell>
              <table:table-cell office:value-type="float" office:value="0.3092">
                <text:p>0.3092</text:p>
              </table:table-cell>
              <table:table-cell office:value-type="float" office:value="0.3208">
                <text:p>0.3208</text:p>
              </table:table-cell>
              <table:table-cell office:value-type="float" office:value="0.3229">
                <text:p>0.3229</text:p>
              </table:table-cell>
              <table:table-cell office:value-type="float" office:value="0.3302">
                <text:p>0.3302</text:p>
              </table:table-cell>
              <table:table-cell office:value-type="float" office:value="0.3292">
                <text:p>0.3292</text:p>
              </table:table-cell>
              <table:table-cell office:value-type="float" office:value="0.3323">
                <text:p>0.3323</text:p>
              </table:table-cell>
              <table:table-cell office:value-type="float" office:value="0.3372">
                <text:p>0.3372</text:p>
              </table:table-cell>
              <table:table-cell office:value-type="float" office:value="0.3394">
                <text:p>0.3394</text:p>
              </table:table-cell>
              <table:table-cell office:value-type="float" office:value="0.3383">
                <text:p>0.3383</text:p>
              </table:table-cell>
              <table:table-cell office:value-type="float" office:value="0.3426">
                <text:p>0.3426</text:p>
              </table:table-cell>
              <table:table-cell office:value-type="float" office:value="0.3426">
                <text:p>0.3426</text:p>
              </table:table-cell>
              <table:table-cell office:value-type="float" office:value="0.3383">
                <text:p>0.3383</text:p>
              </table:table-cell>
              <table:table-cell office:value-type="float" office:value="0.3426">
                <text:p>0.3426</text:p>
              </table:table-cell>
              <table:table-cell office:value-type="float" office:value="0.3447">
                <text:p>0.3447</text:p>
              </table:table-cell>
              <table:table-cell office:value-type="float" office:value="0.3447">
                <text:p>0.3447</text:p>
              </table:table-cell>
              <table:table-cell office:value-type="float" office:value="0.3404">
                <text:p>0.3404</text:p>
              </table:table-cell>
              <table:table-cell office:value-type="float" office:value="0.3348">
                <text:p>0.3348</text:p>
              </table:table-cell>
            </table:table-row>
            <table:table-row>
              <table:table-cell office:value-type="string">
                <text:p>P_30 </text:p>
                <draw:g>
                  <svg:desc>'data_t_301-350_20'.A27:'data_t_301-350_20'.A27</svg:desc>
                </draw:g>
              </table:table-cell>
              <table:table-cell office:value-type="float" office:value="0.3027">
                <text:p>0.3027</text:p>
                <draw:g>
                  <svg:desc>'data_t_301-350_20'.B27:'data_t_301-350_20'.V27</svg:desc>
                </draw:g>
              </table:table-cell>
              <table:table-cell office:value-type="float" office:value="0.2878">
                <text:p>0.2878</text:p>
              </table:table-cell>
              <table:table-cell office:value-type="float" office:value="0.2782">
                <text:p>0.2782</text:p>
              </table:table-cell>
              <table:table-cell office:value-type="float" office:value="0.2707">
                <text:p>0.2707</text:p>
              </table:table-cell>
              <table:table-cell office:value-type="float" office:value="0.2741">
                <text:p>0.2741</text:p>
              </table:table-cell>
              <table:table-cell office:value-type="float" office:value="0.2806">
                <text:p>0.2806</text:p>
              </table:table-cell>
              <table:table-cell office:value-type="float" office:value="0.2785">
                <text:p>0.2785</text:p>
              </table:table-cell>
              <table:table-cell office:value-type="float" office:value="0.2792">
                <text:p>0.2792</text:p>
              </table:table-cell>
              <table:table-cell office:value-type="float" office:value="0.2792">
                <text:p>0.2792</text:p>
              </table:table-cell>
              <table:table-cell office:value-type="float" office:value="0.2812">
                <text:p>0.2812</text:p>
              </table:table-cell>
              <table:table-cell office:value-type="float" office:value="0.2887">
                <text:p>0.2887</text:p>
              </table:table-cell>
              <table:table-cell office:value-type="float" office:value="0.2908">
                <text:p>0.2908</text:p>
              </table:table-cell>
              <table:table-cell office:value-type="float" office:value="0.295">
                <text:p>0.295</text:p>
              </table:table-cell>
              <table:table-cell office:value-type="float" office:value="0.2957">
                <text:p>0.2957</text:p>
              </table:table-cell>
              <table:table-cell office:value-type="float" office:value="0.2993">
                <text:p>0.2993</text:p>
              </table:table-cell>
              <table:table-cell office:value-type="float" office:value="0.3014">
                <text:p>0.3014</text:p>
              </table:table-cell>
              <table:table-cell office:value-type="float" office:value="0.3035">
                <text:p>0.3035</text:p>
              </table:table-cell>
              <table:table-cell office:value-type="float" office:value="0.3021">
                <text:p>0.3021</text:p>
              </table:table-cell>
              <table:table-cell office:value-type="float" office:value="0.3028">
                <text:p>0.3028</text:p>
              </table:table-cell>
              <table:table-cell office:value-type="float" office:value="0.3057">
                <text:p>0.3057</text:p>
              </table:table-cell>
              <table:table-cell office:value-type="float" office:value="0.2957">
                <text:p>0.2957</text:p>
              </table:table-cell>
            </table:table-row>
            <table:table-row>
              <table:table-cell office:value-type="string">
                <text:p>P_100 </text:p>
                <draw:g>
                  <svg:desc>'data_t_301-350_20'.A28:'data_t_301-350_20'.A28</svg:desc>
                </draw:g>
              </table:table-cell>
              <table:table-cell office:value-type="float" office:value="0.1808">
                <text:p>0.1808</text:p>
                <draw:g>
                  <svg:desc>'data_t_301-350_20'.B28:'data_t_301-350_20'.V28</svg:desc>
                </draw:g>
              </table:table-cell>
              <table:table-cell office:value-type="float" office:value="0.1757">
                <text:p>0.1757</text:p>
              </table:table-cell>
              <table:table-cell office:value-type="float" office:value="0.1708">
                <text:p>0.1708</text:p>
              </table:table-cell>
              <table:table-cell office:value-type="float" office:value="0.1667">
                <text:p>0.1667</text:p>
              </table:table-cell>
              <table:table-cell office:value-type="float" office:value="0.1676">
                <text:p>0.1676</text:p>
              </table:table-cell>
              <table:table-cell office:value-type="float" office:value="0.1692">
                <text:p>0.1692</text:p>
              </table:table-cell>
              <table:table-cell office:value-type="float" office:value="0.1729">
                <text:p>0.1729</text:p>
              </table:table-cell>
              <table:table-cell office:value-type="float" office:value="0.1729">
                <text:p>0.1729</text:p>
              </table:table-cell>
              <table:table-cell office:value-type="float" office:value="0.1721">
                <text:p>0.1721</text:p>
              </table:table-cell>
              <table:table-cell office:value-type="float" office:value="0.1737">
                <text:p>0.1737</text:p>
              </table:table-cell>
              <table:table-cell office:value-type="float" office:value="0.1774">
                <text:p>0.1774</text:p>
              </table:table-cell>
              <table:table-cell office:value-type="float" office:value="0.1781">
                <text:p>0.1781</text:p>
              </table:table-cell>
              <table:table-cell office:value-type="float" office:value="0.1796">
                <text:p>0.1796</text:p>
              </table:table-cell>
              <table:table-cell office:value-type="float" office:value="0.1815">
                <text:p>0.1815</text:p>
              </table:table-cell>
              <table:table-cell office:value-type="float" office:value="0.1823">
                <text:p>0.1823</text:p>
              </table:table-cell>
              <table:table-cell office:value-type="float" office:value="0.1826">
                <text:p>0.1826</text:p>
              </table:table-cell>
              <table:table-cell office:value-type="float" office:value="0.1828">
                <text:p>0.1828</text:p>
              </table:table-cell>
              <table:table-cell office:value-type="float" office:value="0.1845">
                <text:p>0.1845</text:p>
              </table:table-cell>
              <table:table-cell office:value-type="float" office:value="0.1862">
                <text:p>0.1862</text:p>
              </table:table-cell>
              <table:table-cell office:value-type="float" office:value="0.1855">
                <text:p>0.1855</text:p>
              </table:table-cell>
              <table:table-cell office:value-type="float" office:value="0.1793">
                <text:p>0.1793</text:p>
              </table:table-cell>
            </table:table-row>
            <table:table-row>
              <table:table-cell office:value-type="string">
                <text:p>P_200</text:p>
                <draw:g>
                  <svg:desc>'data_t_301-350_20'.A29:'data_t_301-350_20'.A29</svg:desc>
                </draw:g>
              </table:table-cell>
              <table:table-cell office:value-type="float" office:value="0.1207">
                <text:p>0.1207</text:p>
                <draw:g>
                  <svg:desc>'data_t_301-350_20'.B29:'data_t_301-350_20'.V29</svg:desc>
                </draw:g>
              </table:table-cell>
              <table:table-cell office:value-type="float" office:value="0.1224">
                <text:p>0.1224</text:p>
              </table:table-cell>
              <table:table-cell office:value-type="float" office:value="0.1192">
                <text:p>0.1192</text:p>
              </table:table-cell>
              <table:table-cell office:value-type="float" office:value="0.1161">
                <text:p>0.1161</text:p>
              </table:table-cell>
              <table:table-cell office:value-type="float" office:value="0.1167">
                <text:p>0.1167</text:p>
              </table:table-cell>
              <table:table-cell office:value-type="float" office:value="0.1172">
                <text:p>0.1172</text:p>
              </table:table-cell>
              <table:table-cell office:value-type="float" office:value="0.1182">
                <text:p>0.1182</text:p>
              </table:table-cell>
              <table:table-cell office:value-type="float" office:value="0.1193">
                <text:p>0.1193</text:p>
              </table:table-cell>
              <table:table-cell office:value-type="float" office:value="0.1203">
                <text:p>0.1203</text:p>
              </table:table-cell>
              <table:table-cell office:value-type="float" office:value="0.1216">
                <text:p>0.1216</text:p>
              </table:table-cell>
              <table:table-cell office:value-type="float" office:value="0.1237">
                <text:p>0.1237</text:p>
              </table:table-cell>
              <table:table-cell office:value-type="float" office:value="0.1233">
                <text:p>0.1233</text:p>
              </table:table-cell>
              <table:table-cell office:value-type="float" office:value="0.1243">
                <text:p>0.1243</text:p>
              </table:table-cell>
              <table:table-cell office:value-type="float" office:value="0.125">
                <text:p>0.125</text:p>
              </table:table-cell>
              <table:table-cell office:value-type="float" office:value="0.1261">
                <text:p>0.1261</text:p>
              </table:table-cell>
              <table:table-cell office:value-type="float" office:value="0.1269">
                <text:p>0.1269</text:p>
              </table:table-cell>
              <table:table-cell office:value-type="float" office:value="0.127">
                <text:p>0.127</text:p>
              </table:table-cell>
              <table:table-cell office:value-type="float" office:value="0.1267">
                <text:p>0.1267</text:p>
              </table:table-cell>
              <table:table-cell office:value-type="float" office:value="0.1276">
                <text:p>0.1276</text:p>
              </table:table-cell>
              <table:table-cell office:value-type="float" office:value="0.1279">
                <text:p>0.1279</text:p>
              </table:table-cell>
              <table:table-cell office:value-type="float" office:value="0.1245">
                <text:p>0.1245</text:p>
              </table:table-cell>
            </table:table-row>
            <table:table-row>
              <table:table-cell office:value-type="string">
                <text:p>P_500</text:p>
                <draw:g>
                  <svg:desc>'data_t_301-350_20'.A30:'data_t_301-350_20'.A30</svg:desc>
                </draw:g>
              </table:table-cell>
              <table:table-cell office:value-type="float" office:value="0.0701">
                <text:p>0.0701</text:p>
                <draw:g>
                  <svg:desc>'data_t_301-350_20'.B30:'data_t_301-350_20'.V30</svg:desc>
                </draw:g>
              </table:table-cell>
              <table:table-cell office:value-type="float" office:value="0.0686">
                <text:p>0.0686</text:p>
              </table:table-cell>
              <table:table-cell office:value-type="float" office:value="0.0662">
                <text:p>0.0662</text:p>
              </table:table-cell>
              <table:table-cell office:value-type="float" office:value="0.0658">
                <text:p>0.0658</text:p>
              </table:table-cell>
              <table:table-cell office:value-type="float" office:value="0.0647">
                <text:p>0.0647</text:p>
              </table:table-cell>
              <table:table-cell office:value-type="float" office:value="0.0654">
                <text:p>0.0654</text:p>
              </table:table-cell>
              <table:table-cell office:value-type="float" office:value="0.0651">
                <text:p>0.0651</text:p>
              </table:table-cell>
              <table:table-cell office:value-type="float" office:value="0.065">
                <text:p>0.065</text:p>
              </table:table-cell>
              <table:table-cell office:value-type="float" office:value="0.0653">
                <text:p>0.0653</text:p>
              </table:table-cell>
              <table:table-cell office:value-type="float" office:value="0.0659">
                <text:p>0.0659</text:p>
              </table:table-cell>
              <table:table-cell office:value-type="float" office:value="0.0674">
                <text:p>0.0674</text:p>
              </table:table-cell>
              <table:table-cell office:value-type="float" office:value="0.0672">
                <text:p>0.0672</text:p>
              </table:table-cell>
              <table:table-cell office:value-type="float" office:value="0.0672">
                <text:p>0.0672</text:p>
              </table:table-cell>
              <table:table-cell office:value-type="float" office:value="0.0679">
                <text:p>0.0679</text:p>
              </table:table-cell>
              <table:table-cell office:value-type="float" office:value="0.0683">
                <text:p>0.0683</text:p>
              </table:table-cell>
              <table:table-cell office:value-type="float" office:value="0.0683">
                <text:p>0.0683</text:p>
              </table:table-cell>
              <table:table-cell office:value-type="float" office:value="0.0689">
                <text:p>0.0689</text:p>
              </table:table-cell>
              <table:table-cell office:value-type="float" office:value="0.0688">
                <text:p>0.0688</text:p>
              </table:table-cell>
              <table:table-cell office:value-type="float" office:value="0.0691">
                <text:p>0.0691</text:p>
              </table:table-cell>
              <table:table-cell office:value-type="float" office:value="0.0694">
                <text:p>0.0694</text:p>
              </table:table-cell>
              <table:table-cell office:value-type="float" office:value="0.0683">
                <text:p>0.0683</text:p>
              </table:table-cell>
            </table:table-row>
            <table:table-row>
              <table:table-cell office:value-type="string">
                <text:p>P_1000 </text:p>
                <draw:g>
                  <svg:desc>'data_t_301-350_20'.A31:'data_t_301-350_20'.A31</svg:desc>
                </draw:g>
              </table:table-cell>
              <table:table-cell office:value-type="float" office:value="0.0441">
                <text:p>0.0441</text:p>
                <draw:g>
                  <svg:desc>'data_t_301-350_20'.B31:'data_t_301-350_20'.V31</svg:desc>
                </draw:g>
              </table:table-cell>
              <table:table-cell office:value-type="float" office:value="0.042">
                <text:p>0.042</text:p>
              </table:table-cell>
              <table:table-cell office:value-type="float" office:value="0.0406">
                <text:p>0.0406</text:p>
              </table:table-cell>
              <table:table-cell office:value-type="float" office:value="0.0409">
                <text:p>0.0409</text:p>
              </table:table-cell>
              <table:table-cell office:value-type="float" office:value="0.04">
                <text:p>0.04</text:p>
              </table:table-cell>
              <table:table-cell office:value-type="float" office:value="0.0401">
                <text:p>0.0401</text:p>
              </table:table-cell>
              <table:table-cell office:value-type="float" office:value="0.0399">
                <text:p>0.039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04">
                <text:p>0.0404</text:p>
              </table:table-cell>
              <table:table-cell office:value-type="float" office:value="0.0412">
                <text:p>0.0412</text:p>
              </table:table-cell>
              <table:table-cell office:value-type="float" office:value="0.0411">
                <text:p>0.0411</text:p>
              </table:table-cell>
              <table:table-cell office:value-type="float" office:value="0.0411">
                <text:p>0.0411</text:p>
              </table:table-cell>
              <table:table-cell office:value-type="float" office:value="0.0416">
                <text:p>0.0416</text:p>
              </table:table-cell>
              <table:table-cell office:value-type="float" office:value="0.0419">
                <text:p>0.0419</text:p>
              </table:table-cell>
              <table:table-cell office:value-type="float" office:value="0.0421">
                <text:p>0.0421</text:p>
              </table:table-cell>
              <table:table-cell office:value-type="float" office:value="0.0421">
                <text:p>0.0421</text:p>
              </table:table-cell>
              <table:table-cell office:value-type="float" office:value="0.0424">
                <text:p>0.0424</text:p>
              </table:table-cell>
              <table:table-cell office:value-type="float" office:value="0.0426">
                <text:p>0.0426</text:p>
              </table:table-cell>
              <table:table-cell office:value-type="float" office:value="0.0427">
                <text:p>0.0427</text:p>
              </table:table-cell>
              <table:table-cell office:value-type="float" office:value="0.0424">
                <text:p>0.04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